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.88mm"/>
    </style:style>
    <style:style style:name="co2" style:family="table-column">
      <style:table-column-properties fo:break-before="auto" style:column-width="24.04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5.4mm"/>
    </style:style>
    <style:style style:name="co5" style:family="table-column">
      <style:table-column-properties fo:break-before="auto" style:column-width="30.8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results" table:style-name="ta1">
        <table:shapes>
          <draw:frame draw:z-index="0" draw:style-name="gr1" draw:text-style-name="P1" svg:width="237.03mm" svg:height="121.12mm" svg:x="0mm" svg:y="0mm">
            <loext:p draw:notify-on-update-of-ranges="results.A1:results.A1 results.A2:results.A101 results.I1:results.I1 results.I2:results.I101 results.A1:results.A1 results.A2:results.A101 results.J1:results.J1 results.J2:results.J1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7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Class 0 Accuracy</text:p>
          </table:table-cell>
          <table:table-cell office:value-type="string" calcext:value-type="string">
            <text:p>Class 1 Accuracy</text:p>
          </table:table-cell>
          <table:table-cell table:number-columns-repeated="2"/>
          <table:table-cell office:value-type="string" calcext:value-type="string">
            <text:p>Training Loss</text:p>
          </table:table-cell>
          <table:table-cell office:value-type="string" calcext:value-type="string">
            <text:p>Test Loss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8" calcext:value-type="float">
            <text:p>0,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42542" calcext:value-type="float">
            <text:p>2,42542</text:p>
          </table:table-cell>
          <table:table-cell office:value-type="float" office:value="23.4047" calcext:value-type="float">
            <text:p>23,4047</text:p>
          </table:table-cell>
          <table:table-cell office:value-type="float" office:value="0.871103" calcext:value-type="float">
            <text:p>0,871103</text:p>
          </table:table-cell>
          <table:table-cell office:value-type="float" office:value="0.999408" calcext:value-type="float">
            <text:p>0,999408</text:p>
          </table:table-cell>
          <table:table-cell office:value-type="float" office:value="0.000418054" calcext:value-type="float">
            <text:p>0,000418054</text:p>
          </table:table-cell>
          <table:table-cell table:number-columns-repeated="2"/>
          <table:table-cell table:formula="of:=[.B2]" office:value-type="float" office:value="2.42542" calcext:value-type="float">
            <text:p>2,42542</text:p>
          </table:table-cell>
          <table:table-cell table:formula="of:=[.C2]" office:value-type="float" office:value="23.4047" calcext:value-type="float">
            <text:p>23,4047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36601" calcext:value-type="float">
            <text:p>0,336601</text:p>
          </table:table-cell>
          <table:table-cell office:value-type="float" office:value="0.351648" calcext:value-type="float">
            <text:p>0,351648</text:p>
          </table:table-cell>
          <table:table-cell office:value-type="float" office:value="0.91022" calcext:value-type="float">
            <text:p>0,91022</text:p>
          </table:table-cell>
          <table:table-cell office:value-type="float" office:value="0.914395" calcext:value-type="float">
            <text:p>0,914395</text:p>
          </table:table-cell>
          <table:table-cell office:value-type="float" office:value="0.693667" calcext:value-type="float">
            <text:p>0,693667</text:p>
          </table:table-cell>
          <table:table-cell table:number-columns-repeated="2"/>
          <table:table-cell table:formula="of:=[.$M$1] * [.I2] + (1-[.$M$1]) * [.B3]" office:value-type="float" office:value="2.0076562" calcext:value-type="float">
            <text:p>2,0076562</text:p>
          </table:table-cell>
          <table:table-cell table:formula="of:=[.$M$1] * [.J2] + (1-[.$M$1]) * [.C3]" office:value-type="float" office:value="18.7940896" calcext:value-type="float">
            <text:p>18,7940896</text:p>
          </table:table-cell>
          <table:table-cell table:number-columns-repeated="3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22495" calcext:value-type="float">
            <text:p>0,222495</text:p>
          </table:table-cell>
          <table:table-cell office:value-type="float" office:value="0.386469" calcext:value-type="float">
            <text:p>0,386469</text:p>
          </table:table-cell>
          <table:table-cell office:value-type="float" office:value="0.754576" calcext:value-type="float">
            <text:p>0,754576</text:p>
          </table:table-cell>
          <table:table-cell office:value-type="float" office:value="0.726538" calcext:value-type="float">
            <text:p>0,726538</text:p>
          </table:table-cell>
          <table:table-cell office:value-type="float" office:value="0.76442" calcext:value-type="float">
            <text:p>0,76442</text:p>
          </table:table-cell>
          <table:table-cell table:number-columns-repeated="2"/>
          <table:table-cell table:formula="of:=[.$M$1] * [.I3] + (1-[.$M$1]) * [.B4]" office:value-type="float" office:value="1.65062396" calcext:value-type="float">
            <text:p>1,65062396</text:p>
          </table:table-cell>
          <table:table-cell table:formula="of:=[.$M$1] * [.J3] + (1-[.$M$1]) * [.C4]" office:value-type="float" office:value="15.11256548" calcext:value-type="float">
            <text:p>15,11256548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223758" calcext:value-type="float">
            <text:p>0,223758</text:p>
          </table:table-cell>
          <table:table-cell office:value-type="float" office:value="0.429279" calcext:value-type="float">
            <text:p>0,429279</text:p>
          </table:table-cell>
          <table:table-cell office:value-type="float" office:value="0.929619" calcext:value-type="float">
            <text:p>0,929619</text:p>
          </table:table-cell>
          <table:table-cell office:value-type="float" office:value="0.964505" calcext:value-type="float">
            <text:p>0,964505</text:p>
          </table:table-cell>
          <table:table-cell office:value-type="float" office:value="0.555463" calcext:value-type="float">
            <text:p>0,555463</text:p>
          </table:table-cell>
          <table:table-cell table:number-columns-repeated="2"/>
          <table:table-cell table:formula="of:=[.$M$1] * [.I4] + (1-[.$M$1]) * [.B5]" office:value-type="float" office:value="1.365250768" calcext:value-type="float">
            <text:p>1,365250768</text:p>
          </table:table-cell>
          <table:table-cell table:formula="of:=[.$M$1] * [.J4] + (1-[.$M$1]) * [.C5]" office:value-type="float" office:value="12.175908184" calcext:value-type="float">
            <text:p>12,175908184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248964" calcext:value-type="float">
            <text:p>0,248964</text:p>
          </table:table-cell>
          <table:table-cell office:value-type="float" office:value="0.497043" calcext:value-type="float">
            <text:p>0,497043</text:p>
          </table:table-cell>
          <table:table-cell office:value-type="float" office:value="0.920811" calcext:value-type="float">
            <text:p>0,920811</text:p>
          </table:table-cell>
          <table:table-cell office:value-type="float" office:value="0.99375" calcext:value-type="float">
            <text:p>0,99375</text:p>
          </table:table-cell>
          <table:table-cell office:value-type="float" office:value="0.326313" calcext:value-type="float">
            <text:p>0,326313</text:p>
          </table:table-cell>
          <table:table-cell table:number-columns-repeated="2"/>
          <table:table-cell table:formula="of:=[.$M$1] * [.I5] + (1-[.$M$1]) * [.B6]" office:value-type="float" office:value="1.1419934144" calcext:value-type="float">
            <text:p>1,1419934144</text:p>
          </table:table-cell>
          <table:table-cell table:formula="of:=[.$M$1] * [.J5] + (1-[.$M$1]) * [.C6]" office:value-type="float" office:value="9.8401351472" calcext:value-type="float">
            <text:p>9,8401351472</text:p>
          </table:table-cell>
          <table:table-cell table:number-columns-repeated="3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214854" calcext:value-type="float">
            <text:p>0,214854</text:p>
          </table:table-cell>
          <table:table-cell office:value-type="float" office:value="0.522763" calcext:value-type="float">
            <text:p>0,522763</text:p>
          </table:table-cell>
          <table:table-cell office:value-type="float" office:value="0.552532" calcext:value-type="float">
            <text:p>0,552532</text:p>
          </table:table-cell>
          <table:table-cell office:value-type="float" office:value="0.484399" calcext:value-type="float">
            <text:p>0,484399</text:p>
          </table:table-cell>
          <table:table-cell office:value-type="float" office:value="0.821469" calcext:value-type="float">
            <text:p>0,821469</text:p>
          </table:table-cell>
          <table:table-cell table:number-columns-repeated="2"/>
          <table:table-cell table:formula="of:=[.$M$1] * [.I6] + (1-[.$M$1]) * [.B7]" office:value-type="float" office:value="0.95656553152" calcext:value-type="float">
            <text:p>0,9565655315</text:p>
          </table:table-cell>
          <table:table-cell table:formula="of:=[.$M$1] * [.J6] + (1-[.$M$1]) * [.C7]" office:value-type="float" office:value="7.97666071776" calcext:value-type="float">
            <text:p>7,9766607178</text:p>
          </table:table-cell>
          <table:table-cell table:number-columns-repeated="3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243889" calcext:value-type="float">
            <text:p>0,243889</text:p>
          </table:table-cell>
          <table:table-cell office:value-type="float" office:value="0.361233" calcext:value-type="float">
            <text:p>0,361233</text:p>
          </table:table-cell>
          <table:table-cell office:value-type="float" office:value="0.743855" calcext:value-type="float">
            <text:p>0,743855</text:p>
          </table:table-cell>
          <table:table-cell office:value-type="float" office:value="0.704342" calcext:value-type="float">
            <text:p>0,704342</text:p>
          </table:table-cell>
          <table:table-cell office:value-type="float" office:value="0.785151" calcext:value-type="float">
            <text:p>0,785151</text:p>
          </table:table-cell>
          <table:table-cell table:number-columns-repeated="2"/>
          <table:table-cell table:formula="of:=[.$M$1] * [.I7] + (1-[.$M$1]) * [.B8]" office:value-type="float" office:value="0.814030225216" calcext:value-type="float">
            <text:p>0,8140302252</text:p>
          </table:table-cell>
          <table:table-cell table:formula="of:=[.$M$1] * [.J7] + (1-[.$M$1]) * [.C8]" office:value-type="float" office:value="6.453575174208" calcext:value-type="float">
            <text:p>6,4535751742</text:p>
          </table:table-cell>
          <table:table-cell table:number-columns-repeated="3"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383245" calcext:value-type="float">
            <text:p>0,383245</text:p>
          </table:table-cell>
          <table:table-cell office:value-type="float" office:value="0.396731" calcext:value-type="float">
            <text:p>0,396731</text:p>
          </table:table-cell>
          <table:table-cell office:value-type="float" office:value="0.786634" calcext:value-type="float">
            <text:p>0,786634</text:p>
          </table:table-cell>
          <table:table-cell office:value-type="float" office:value="0.768253" calcext:value-type="float">
            <text:p>0,768253</text:p>
          </table:table-cell>
          <table:table-cell office:value-type="float" office:value="0.718107" calcext:value-type="float">
            <text:p>0,718107</text:p>
          </table:table-cell>
          <table:table-cell table:number-columns-repeated="2"/>
          <table:table-cell table:formula="of:=[.$M$1] * [.I8] + (1-[.$M$1]) * [.B9]" office:value-type="float" office:value="0.7278731801728" calcext:value-type="float">
            <text:p>0,7278731802</text:p>
          </table:table-cell>
          <table:table-cell table:formula="of:=[.$M$1] * [.J8] + (1-[.$M$1]) * [.C9]" office:value-type="float" office:value="5.2422063393664" calcext:value-type="float">
            <text:p>5,2422063394</text:p>
          </table:table-cell>
          <table:table-cell table:number-columns-repeated="3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0.361541" calcext:value-type="float">
            <text:p>0,361541</text:p>
          </table:table-cell>
          <table:table-cell office:value-type="float" office:value="0.400968" calcext:value-type="float">
            <text:p>0,400968</text:p>
          </table:table-cell>
          <table:table-cell office:value-type="float" office:value="0.895267" calcext:value-type="float">
            <text:p>0,895267</text:p>
          </table:table-cell>
          <table:table-cell office:value-type="float" office:value="0.910501" calcext:value-type="float">
            <text:p>0,910501</text:p>
          </table:table-cell>
          <table:table-cell office:value-type="float" office:value="0.624243" calcext:value-type="float">
            <text:p>0,624243</text:p>
          </table:table-cell>
          <table:table-cell table:number-columns-repeated="2"/>
          <table:table-cell table:formula="of:=[.$M$1] * [.I9] + (1-[.$M$1]) * [.B10]" office:value-type="float" office:value="0.65460674413824" calcext:value-type="float">
            <text:p>0,6546067441</text:p>
          </table:table-cell>
          <table:table-cell table:formula="of:=[.$M$1] * [.J9] + (1-[.$M$1]) * [.C10]" office:value-type="float" office:value="4.27395867149312" calcext:value-type="float">
            <text:p>4,2739586715</text:p>
          </table:table-cell>
          <table:table-cell table:number-columns-repeated="3"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0.362682" calcext:value-type="float">
            <text:p>0,362682</text:p>
          </table:table-cell>
          <table:table-cell office:value-type="float" office:value="0.291904" calcext:value-type="float">
            <text:p>0,291904</text:p>
          </table:table-cell>
          <table:table-cell office:value-type="float" office:value="0.850968" calcext:value-type="float">
            <text:p>0,850968</text:p>
          </table:table-cell>
          <table:table-cell office:value-type="float" office:value="0.833041" calcext:value-type="float">
            <text:p>0,833041</text:p>
          </table:table-cell>
          <table:table-cell office:value-type="float" office:value="0.758734" calcext:value-type="float">
            <text:p>0,758734</text:p>
          </table:table-cell>
          <table:table-cell table:number-columns-repeated="2"/>
          <table:table-cell table:formula="of:=[.$M$1] * [.I10] + (1-[.$M$1]) * [.B11]" office:value-type="float" office:value="0.596221795310592" calcext:value-type="float">
            <text:p>0,5962217953</text:p>
          </table:table-cell>
          <table:table-cell table:formula="of:=[.$M$1] * [.J10] + (1-[.$M$1]) * [.C11]" office:value-type="float" office:value="3.4775477371945" calcext:value-type="float">
            <text:p>3,4775477372</text:p>
          </table:table-cell>
          <table:table-cell table:number-columns-repeated="3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0.198863" calcext:value-type="float">
            <text:p>0,198863</text:p>
          </table:table-cell>
          <table:table-cell office:value-type="float" office:value="0.390159" calcext:value-type="float">
            <text:p>0,390159</text:p>
          </table:table-cell>
          <table:table-cell office:value-type="float" office:value="0.750244" calcext:value-type="float">
            <text:p>0,750244</text:p>
          </table:table-cell>
          <table:table-cell office:value-type="float" office:value="0.722569" calcext:value-type="float">
            <text:p>0,722569</text:p>
          </table:table-cell>
          <table:table-cell office:value-type="float" office:value="0.758278" calcext:value-type="float">
            <text:p>0,758278</text:p>
          </table:table-cell>
          <table:table-cell table:number-columns-repeated="2"/>
          <table:table-cell table:formula="of:=[.$M$1] * [.I11] + (1-[.$M$1]) * [.B12]" office:value-type="float" office:value="0.516750036248474" calcext:value-type="float">
            <text:p>0,5167500362</text:p>
          </table:table-cell>
          <table:table-cell table:formula="of:=[.$M$1] * [.J11] + (1-[.$M$1]) * [.C12]" office:value-type="float" office:value="2.8600699897556" calcext:value-type="float">
            <text:p>2,8600699898</text:p>
          </table:table-cell>
          <table:table-cell table:number-columns-repeated="3"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0.348869" calcext:value-type="float">
            <text:p>0,348869</text:p>
          </table:table-cell>
          <table:table-cell office:value-type="float" office:value="0.476489" calcext:value-type="float">
            <text:p>0,476489</text:p>
          </table:table-cell>
          <table:table-cell office:value-type="float" office:value="0.928525" calcext:value-type="float">
            <text:p>0,928525</text:p>
          </table:table-cell>
          <table:table-cell office:value-type="float" office:value="0.979582" calcext:value-type="float">
            <text:p>0,979582</text:p>
          </table:table-cell>
          <table:table-cell office:value-type="float" office:value="0.46215" calcext:value-type="float">
            <text:p>0,46215</text:p>
          </table:table-cell>
          <table:table-cell table:number-columns-repeated="2"/>
          <table:table-cell table:formula="of:=[.$M$1] * [.I12] + (1-[.$M$1]) * [.B13]" office:value-type="float" office:value="0.483173828998779" calcext:value-type="float">
            <text:p>0,483173829</text:p>
          </table:table-cell>
          <table:table-cell table:formula="of:=[.$M$1] * [.J12] + (1-[.$M$1]) * [.C13]" office:value-type="float" office:value="2.38335379180448" calcext:value-type="float">
            <text:p>2,3833537918</text:p>
          </table:table-cell>
          <table:table-cell table:number-columns-repeated="3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0.214543" calcext:value-type="float">
            <text:p>0,214543</text:p>
          </table:table-cell>
          <table:table-cell office:value-type="float" office:value="0.433988" calcext:value-type="float">
            <text:p>0,433988</text:p>
          </table:table-cell>
          <table:table-cell office:value-type="float" office:value="0.914113" calcext:value-type="float">
            <text:p>0,914113</text:p>
          </table:table-cell>
          <table:table-cell office:value-type="float" office:value="0.949037" calcext:value-type="float">
            <text:p>0,949037</text:p>
          </table:table-cell>
          <table:table-cell office:value-type="float" office:value="0.553785" calcext:value-type="float">
            <text:p>0,553785</text:p>
          </table:table-cell>
          <table:table-cell table:number-columns-repeated="2"/>
          <table:table-cell table:formula="of:=[.$M$1] * [.I13] + (1-[.$M$1]) * [.B14]" office:value-type="float" office:value="0.429447663199023" calcext:value-type="float">
            <text:p>0,4294476632</text:p>
          </table:table-cell>
          <table:table-cell table:formula="of:=[.$M$1] * [.J13] + (1-[.$M$1]) * [.C14]" office:value-type="float" office:value="1.99348063344358" calcext:value-type="float">
            <text:p>1,9934806334</text:p>
          </table:table-cell>
          <table:table-cell table:number-columns-repeated="3"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0.285973" calcext:value-type="float">
            <text:p>0,285973</text:p>
          </table:table-cell>
          <table:table-cell office:value-type="float" office:value="0.527736" calcext:value-type="float">
            <text:p>0,527736</text:p>
          </table:table-cell>
          <table:table-cell office:value-type="float" office:value="0.911147" calcext:value-type="float">
            <text:p>0,911147</text:p>
          </table:table-cell>
          <table:table-cell office:value-type="float" office:value="0.97093" calcext:value-type="float">
            <text:p>0,97093</text:p>
          </table:table-cell>
          <table:table-cell office:value-type="float" office:value="0.410487" calcext:value-type="float">
            <text:p>0,410487</text:p>
          </table:table-cell>
          <table:table-cell table:number-columns-repeated="2"/>
          <table:table-cell table:formula="of:=[.$M$1] * [.I14] + (1-[.$M$1]) * [.B15]" office:value-type="float" office:value="0.400752730559219" calcext:value-type="float">
            <text:p>0,4007527306</text:p>
          </table:table-cell>
          <table:table-cell table:formula="of:=[.$M$1] * [.J14] + (1-[.$M$1]) * [.C15]" office:value-type="float" office:value="1.70033170675487" calcext:value-type="float">
            <text:p>1,7003317068</text:p>
          </table:table-cell>
          <table:table-cell table:number-columns-repeated="3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0.262323" calcext:value-type="float">
            <text:p>0,262323</text:p>
          </table:table-cell>
          <table:table-cell office:value-type="float" office:value="0.31363" calcext:value-type="float">
            <text:p>0,31363</text:p>
          </table:table-cell>
          <table:table-cell office:value-type="float" office:value="0.879637" calcext:value-type="float">
            <text:p>0,879637</text:p>
          </table:table-cell>
          <table:table-cell office:value-type="float" office:value="0.873894" calcext:value-type="float">
            <text:p>0,873894</text:p>
          </table:table-cell>
          <table:table-cell office:value-type="float" office:value="0.725482" calcext:value-type="float">
            <text:p>0,725482</text:p>
          </table:table-cell>
          <table:table-cell table:number-columns-repeated="2"/>
          <table:table-cell table:formula="of:=[.$M$1] * [.I15] + (1-[.$M$1]) * [.B16]" office:value-type="float" office:value="0.373066784447375" calcext:value-type="float">
            <text:p>0,3730667844</text:p>
          </table:table-cell>
          <table:table-cell table:formula="of:=[.$M$1] * [.J15] + (1-[.$M$1]) * [.C16]" office:value-type="float" office:value="1.42299136540389" calcext:value-type="float">
            <text:p>1,4229913654</text:p>
          </table:table-cell>
          <table:table-cell table:number-columns-repeated="3"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0.143357" calcext:value-type="float">
            <text:p>0,143357</text:p>
          </table:table-cell>
          <table:table-cell office:value-type="float" office:value="0.421229" calcext:value-type="float">
            <text:p>0,421229</text:p>
          </table:table-cell>
          <table:table-cell office:value-type="float" office:value="0.885801" calcext:value-type="float">
            <text:p>0,885801</text:p>
          </table:table-cell>
          <table:table-cell office:value-type="float" office:value="0.905208" calcext:value-type="float">
            <text:p>0,905208</text:p>
          </table:table-cell>
          <table:table-cell office:value-type="float" office:value="0.600801" calcext:value-type="float">
            <text:p>0,600801</text:p>
          </table:table-cell>
          <table:table-cell table:number-columns-repeated="2"/>
          <table:table-cell table:formula="of:=[.$M$1] * [.I16] + (1-[.$M$1]) * [.B17]" office:value-type="float" office:value="0.3271248275579" calcext:value-type="float">
            <text:p>0,3271248276</text:p>
          </table:table-cell>
          <table:table-cell table:formula="of:=[.$M$1] * [.J16] + (1-[.$M$1]) * [.C17]" office:value-type="float" office:value="1.22263889232311" calcext:value-type="float">
            <text:p>1,2226388923</text:p>
          </table:table-cell>
          <table:table-cell table:number-columns-repeated="3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0.186878" calcext:value-type="float">
            <text:p>0,186878</text:p>
          </table:table-cell>
          <table:table-cell office:value-type="float" office:value="0.506025" calcext:value-type="float">
            <text:p>0,506025</text:p>
          </table:table-cell>
          <table:table-cell office:value-type="float" office:value="0.834519" calcext:value-type="float">
            <text:p>0,834519</text:p>
          </table:table-cell>
          <table:table-cell office:value-type="float" office:value="0.859543" calcext:value-type="float">
            <text:p>0,859543</text:p>
          </table:table-cell>
          <table:table-cell office:value-type="float" office:value="0.54826" calcext:value-type="float">
            <text:p>0,54826</text:p>
          </table:table-cell>
          <table:table-cell table:number-columns-repeated="2"/>
          <table:table-cell table:formula="of:=[.$M$1] * [.I17] + (1-[.$M$1]) * [.B18]" office:value-type="float" office:value="0.29907546204632" calcext:value-type="float">
            <text:p>0,299075462</text:p>
          </table:table-cell>
          <table:table-cell table:formula="of:=[.$M$1] * [.J17] + (1-[.$M$1]) * [.C18]" office:value-type="float" office:value="1.07931611385849" calcext:value-type="float">
            <text:p>1,0793161139</text:p>
          </table:table-cell>
          <table:table-cell table:number-columns-repeated="3"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0.115278" calcext:value-type="float">
            <text:p>0,115278</text:p>
          </table:table-cell>
          <table:table-cell office:value-type="float" office:value="0.52593" calcext:value-type="float">
            <text:p>0,52593</text:p>
          </table:table-cell>
          <table:table-cell office:value-type="float" office:value="0.911552" calcext:value-type="float">
            <text:p>0,911552</text:p>
          </table:table-cell>
          <table:table-cell office:value-type="float" office:value="0.984154" calcext:value-type="float">
            <text:p>0,984154</text:p>
          </table:table-cell>
          <table:table-cell office:value-type="float" office:value="0.352115" calcext:value-type="float">
            <text:p>0,352115</text:p>
          </table:table-cell>
          <table:table-cell table:number-columns-repeated="2"/>
          <table:table-cell table:formula="of:=[.$M$1] * [.I18] + (1-[.$M$1]) * [.B19]" office:value-type="float" office:value="0.262315969637056" calcext:value-type="float">
            <text:p>0,2623159696</text:p>
          </table:table-cell>
          <table:table-cell table:formula="of:=[.$M$1] * [.J18] + (1-[.$M$1]) * [.C19]" office:value-type="float" office:value="0.968638891086793" calcext:value-type="float">
            <text:p>0,9686388911</text:p>
          </table:table-cell>
          <table:table-cell table:number-columns-repeated="3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0.167623" calcext:value-type="float">
            <text:p>0,167623</text:p>
          </table:table-cell>
          <table:table-cell office:value-type="float" office:value="0.569307" calcext:value-type="float">
            <text:p>0,569307</text:p>
          </table:table-cell>
          <table:table-cell office:value-type="float" office:value="0.493302" calcext:value-type="float">
            <text:p>0,493302</text:p>
          </table:table-cell>
          <table:table-cell office:value-type="float" office:value="0.423082" calcext:value-type="float">
            <text:p>0,423082</text:p>
          </table:table-cell>
          <table:table-cell office:value-type="float" office:value="0.811073" calcext:value-type="float">
            <text:p>0,811073</text:p>
          </table:table-cell>
          <table:table-cell table:number-columns-repeated="2"/>
          <table:table-cell table:formula="of:=[.$M$1] * [.I19] + (1-[.$M$1]) * [.B20]" office:value-type="float" office:value="0.243377375709645" calcext:value-type="float">
            <text:p>0,2433773757</text:p>
          </table:table-cell>
          <table:table-cell table:formula="of:=[.$M$1] * [.J19] + (1-[.$M$1]) * [.C20]" office:value-type="float" office:value="0.888772512869435" calcext:value-type="float">
            <text:p>0,8887725129</text:p>
          </table:table-cell>
          <table:table-cell table:number-columns-repeated="3"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0.138269" calcext:value-type="float">
            <text:p>0,138269</text:p>
          </table:table-cell>
          <table:table-cell office:value-type="float" office:value="0.376551" calcext:value-type="float">
            <text:p>0,376551</text:p>
          </table:table-cell>
          <table:table-cell office:value-type="float" office:value="0.888936" calcext:value-type="float">
            <text:p>0,888936</text:p>
          </table:table-cell>
          <table:table-cell office:value-type="float" office:value="0.888927" calcext:value-type="float">
            <text:p>0,888927</text:p>
          </table:table-cell>
          <table:table-cell office:value-type="float" office:value="0.704397" calcext:value-type="float">
            <text:p>0,704397</text:p>
          </table:table-cell>
          <table:table-cell table:number-columns-repeated="2"/>
          <table:table-cell table:formula="of:=[.$M$1] * [.I20] + (1-[.$M$1]) * [.B21]" office:value-type="float" office:value="0.222355700567716" calcext:value-type="float">
            <text:p>0,2223557006</text:p>
          </table:table-cell>
          <table:table-cell table:formula="of:=[.$M$1] * [.J20] + (1-[.$M$1]) * [.C21]" office:value-type="float" office:value="0.786328210295548" calcext:value-type="float">
            <text:p>0,7863282103</text:p>
          </table:table-cell>
          <table:table-cell table:number-columns-repeated="3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0.239921" calcext:value-type="float">
            <text:p>0,239921</text:p>
          </table:table-cell>
          <table:table-cell office:value-type="float" office:value="0.466811" calcext:value-type="float">
            <text:p>0,466811</text:p>
          </table:table-cell>
          <table:table-cell office:value-type="float" office:value="0.922985" calcext:value-type="float">
            <text:p>0,922985</text:p>
          </table:table-cell>
          <table:table-cell office:value-type="float" office:value="0.979814" calcext:value-type="float">
            <text:p>0,979814</text:p>
          </table:table-cell>
          <table:table-cell office:value-type="float" office:value="0.412516" calcext:value-type="float">
            <text:p>0,412516</text:p>
          </table:table-cell>
          <table:table-cell table:number-columns-repeated="2"/>
          <table:table-cell table:formula="of:=[.$M$1] * [.I21] + (1-[.$M$1]) * [.B22]" office:value-type="float" office:value="0.225868760454173" calcext:value-type="float">
            <text:p>0,2258687605</text:p>
          </table:table-cell>
          <table:table-cell table:formula="of:=[.$M$1] * [.J21] + (1-[.$M$1]) * [.C22]" office:value-type="float" office:value="0.722424768236438" calcext:value-type="float">
            <text:p>0,7224247682</text:p>
          </table:table-cell>
          <table:table-cell table:number-columns-repeated="3"/>
        </table:table-row>
        <table:table-row table:style-name="ro1">
          <table:table-cell office:value-type="float" office:value="10500" calcext:value-type="float">
            <text:p>10500</text:p>
          </table:table-cell>
          <table:table-cell office:value-type="float" office:value="0.245251" calcext:value-type="float">
            <text:p>0,245251</text:p>
          </table:table-cell>
          <table:table-cell office:value-type="float" office:value="0.292855" calcext:value-type="float">
            <text:p>0,292855</text:p>
          </table:table-cell>
          <table:table-cell office:value-type="float" office:value="0.8654" calcext:value-type="float">
            <text:p>0,8654</text:p>
          </table:table-cell>
          <table:table-cell office:value-type="float" office:value="0.854301" calcext:value-type="float">
            <text:p>0,854301</text:p>
          </table:table-cell>
          <table:table-cell office:value-type="float" office:value="0.745872" calcext:value-type="float">
            <text:p>0,745872</text:p>
          </table:table-cell>
          <table:table-cell table:number-columns-repeated="2"/>
          <table:table-cell table:formula="of:=[.$M$1] * [.I22] + (1-[.$M$1]) * [.B23]" office:value-type="float" office:value="0.229745208363338" calcext:value-type="float">
            <text:p>0,2297452084</text:p>
          </table:table-cell>
          <table:table-cell table:formula="of:=[.$M$1] * [.J22] + (1-[.$M$1]) * [.C23]" office:value-type="float" office:value="0.63651081458915" calcext:value-type="float">
            <text:p>0,6365108146</text:p>
          </table:table-cell>
          <table:table-cell table:number-columns-repeated="3"/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0.144547" calcext:value-type="float">
            <text:p>0,144547</text:p>
          </table:table-cell>
          <table:table-cell office:value-type="float" office:value="1.08011" calcext:value-type="float">
            <text:p>1,08011</text:p>
          </table:table-cell>
          <table:table-cell office:value-type="float" office:value="0.865349" calcext:value-type="float">
            <text:p>0,865349</text:p>
          </table:table-cell>
          <table:table-cell office:value-type="float" office:value="0.990539" calcext:value-type="float">
            <text:p>0,990539</text:p>
          </table:table-cell>
          <table:table-cell office:value-type="float" office:value="0.0211424" calcext:value-type="float">
            <text:p>0,0211424</text:p>
          </table:table-cell>
          <table:table-cell table:number-columns-repeated="2"/>
          <table:table-cell table:formula="of:=[.$M$1] * [.I23] + (1-[.$M$1]) * [.B24]" office:value-type="float" office:value="0.21270556669067" calcext:value-type="float">
            <text:p>0,2127055667</text:p>
          </table:table-cell>
          <table:table-cell table:formula="of:=[.$M$1] * [.J23] + (1-[.$M$1]) * [.C24]" office:value-type="float" office:value="0.72523065167132" calcext:value-type="float">
            <text:p>0,7252306517</text:p>
          </table:table-cell>
          <table:table-cell table:number-columns-repeated="3"/>
        </table:table-row>
        <table:table-row table:style-name="ro1">
          <table:table-cell office:value-type="float" office:value="11500" calcext:value-type="float">
            <text:p>11500</text:p>
          </table:table-cell>
          <table:table-cell office:value-type="float" office:value="0.534636" calcext:value-type="float">
            <text:p>0,534636</text:p>
          </table:table-cell>
          <table:table-cell office:value-type="float" office:value="0.539841" calcext:value-type="float">
            <text:p>0,539841</text:p>
          </table:table-cell>
          <table:table-cell office:value-type="float" office:value="0.918772" calcext:value-type="float">
            <text:p>0,918772</text:p>
          </table:table-cell>
          <table:table-cell office:value-type="float" office:value="0.993497" calcext:value-type="float">
            <text:p>0,993497</text:p>
          </table:table-cell>
          <table:table-cell office:value-type="float" office:value="0.33221" calcext:value-type="float">
            <text:p>0,33221</text:p>
          </table:table-cell>
          <table:table-cell table:number-columns-repeated="2"/>
          <table:table-cell table:formula="of:=[.$M$1] * [.I24] + (1-[.$M$1]) * [.B25]" office:value-type="float" office:value="0.277091653352536" calcext:value-type="float">
            <text:p>0,2770916534</text:p>
          </table:table-cell>
          <table:table-cell table:formula="of:=[.$M$1] * [.J24] + (1-[.$M$1]) * [.C25]" office:value-type="float" office:value="0.688152721337056" calcext:value-type="float">
            <text:p>0,6881527213</text:p>
          </table:table-cell>
          <table:table-cell table:number-columns-repeated="3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0.126002" calcext:value-type="float">
            <text:p>0,126002</text:p>
          </table:table-cell>
          <table:table-cell office:value-type="float" office:value="0.370859" calcext:value-type="float">
            <text:p>0,370859</text:p>
          </table:table-cell>
          <table:table-cell office:value-type="float" office:value="0.768037" calcext:value-type="float">
            <text:p>0,768037</text:p>
          </table:table-cell>
          <table:table-cell office:value-type="float" office:value="0.739828" calcext:value-type="float">
            <text:p>0,739828</text:p>
          </table:table-cell>
          <table:table-cell office:value-type="float" office:value="0.766962" calcext:value-type="float">
            <text:p>0,766962</text:p>
          </table:table-cell>
          <table:table-cell table:number-columns-repeated="2"/>
          <table:table-cell table:formula="of:=[.$M$1] * [.I25] + (1-[.$M$1]) * [.B26]" office:value-type="float" office:value="0.246873722682029" calcext:value-type="float">
            <text:p>0,2468737227</text:p>
          </table:table-cell>
          <table:table-cell table:formula="of:=[.$M$1] * [.J25] + (1-[.$M$1]) * [.C26]" office:value-type="float" office:value="0.624693977069645" calcext:value-type="float">
            <text:p>0,6246939771</text:p>
          </table:table-cell>
          <table:table-cell table:number-columns-repeated="3"/>
        </table:table-row>
        <table:table-row table:style-name="ro1">
          <table:table-cell office:value-type="float" office:value="12500" calcext:value-type="float">
            <text:p>12500</text:p>
          </table:table-cell>
          <table:table-cell office:value-type="float" office:value="0.248273" calcext:value-type="float">
            <text:p>0,248273</text:p>
          </table:table-cell>
          <table:table-cell office:value-type="float" office:value="0.387097" calcext:value-type="float">
            <text:p>0,387097</text:p>
          </table:table-cell>
          <table:table-cell office:value-type="float" office:value="0.930181" calcext:value-type="float">
            <text:p>0,930181</text:p>
          </table:table-cell>
          <table:table-cell office:value-type="float" office:value="0.960573" calcext:value-type="float">
            <text:p>0,960573</text:p>
          </table:table-cell>
          <table:table-cell office:value-type="float" office:value="0.572103" calcext:value-type="float">
            <text:p>0,572103</text:p>
          </table:table-cell>
          <table:table-cell table:number-columns-repeated="2"/>
          <table:table-cell table:formula="of:=[.$M$1] * [.I26] + (1-[.$M$1]) * [.B27]" office:value-type="float" office:value="0.247153578145623" calcext:value-type="float">
            <text:p>0,2471535781</text:p>
          </table:table-cell>
          <table:table-cell table:formula="of:=[.$M$1] * [.J26] + (1-[.$M$1]) * [.C27]" office:value-type="float" office:value="0.577174581655716" calcext:value-type="float">
            <text:p>0,5771745817</text:p>
          </table:table-cell>
          <table:table-cell table:number-columns-repeated="3"/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0.302567" calcext:value-type="float">
            <text:p>0,302567</text:p>
          </table:table-cell>
          <table:table-cell office:value-type="float" office:value="0.478309" calcext:value-type="float">
            <text:p>0,478309</text:p>
          </table:table-cell>
          <table:table-cell office:value-type="float" office:value="0.912651" calcext:value-type="float">
            <text:p>0,912651</text:p>
          </table:table-cell>
          <table:table-cell office:value-type="float" office:value="0.963582" calcext:value-type="float">
            <text:p>0,963582</text:p>
          </table:table-cell>
          <table:table-cell office:value-type="float" office:value="0.474905" calcext:value-type="float">
            <text:p>0,474905</text:p>
          </table:table-cell>
          <table:table-cell table:number-columns-repeated="2"/>
          <table:table-cell table:formula="of:=[.$M$1] * [.I27] + (1-[.$M$1]) * [.B28]" office:value-type="float" office:value="0.258236262516499" calcext:value-type="float">
            <text:p>0,2582362625</text:p>
          </table:table-cell>
          <table:table-cell table:formula="of:=[.$M$1] * [.J27] + (1-[.$M$1]) * [.C28]" office:value-type="float" office:value="0.557401465324573" calcext:value-type="float">
            <text:p>0,5574014653</text:p>
          </table:table-cell>
          <table:table-cell table:number-columns-repeated="3"/>
        </table:table-row>
        <table:table-row table:style-name="ro1">
          <table:table-cell office:value-type="float" office:value="13500" calcext:value-type="float">
            <text:p>13500</text:p>
          </table:table-cell>
          <table:table-cell office:value-type="float" office:value="0.287618" calcext:value-type="float">
            <text:p>0,287618</text:p>
          </table:table-cell>
          <table:table-cell office:value-type="float" office:value="0.548545" calcext:value-type="float">
            <text:p>0,548545</text:p>
          </table:table-cell>
          <table:table-cell office:value-type="float" office:value="0.911479" calcext:value-type="float">
            <text:p>0,911479</text:p>
          </table:table-cell>
          <table:table-cell office:value-type="float" office:value="0.99163" calcext:value-type="float">
            <text:p>0,99163</text:p>
          </table:table-cell>
          <table:table-cell office:value-type="float" office:value="0.318877" calcext:value-type="float">
            <text:p>0,318877</text:p>
          </table:table-cell>
          <table:table-cell table:number-columns-repeated="2"/>
          <table:table-cell table:formula="of:=[.$M$1] * [.I28] + (1-[.$M$1]) * [.B29]" office:value-type="float" office:value="0.264112610013199" calcext:value-type="float">
            <text:p>0,26411261</text:p>
          </table:table-cell>
          <table:table-cell table:formula="of:=[.$M$1] * [.J28] + (1-[.$M$1]) * [.C29]" office:value-type="float" office:value="0.555630172259658" calcext:value-type="float">
            <text:p>0,5556301723</text:p>
          </table:table-cell>
          <table:table-cell table:number-columns-repeated="3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0.323224" calcext:value-type="float">
            <text:p>0,323224</text:p>
          </table:table-cell>
          <table:table-cell office:value-type="float" office:value="0.379321" calcext:value-type="float">
            <text:p>0,379321</text:p>
          </table:table-cell>
          <table:table-cell office:value-type="float" office:value="0.931007" calcext:value-type="float">
            <text:p>0,931007</text:p>
          </table:table-cell>
          <table:table-cell office:value-type="float" office:value="0.963208" calcext:value-type="float">
            <text:p>0,963208</text:p>
          </table:table-cell>
          <table:table-cell office:value-type="float" office:value="0.577603" calcext:value-type="float">
            <text:p>0,577603</text:p>
          </table:table-cell>
          <table:table-cell table:number-columns-repeated="2"/>
          <table:table-cell table:formula="of:=[.$M$1] * [.I29] + (1-[.$M$1]) * [.B30]" office:value-type="float" office:value="0.275934888010559" calcext:value-type="float">
            <text:p>0,275934888</text:p>
          </table:table-cell>
          <table:table-cell table:formula="of:=[.$M$1] * [.J29] + (1-[.$M$1]) * [.C30]" office:value-type="float" office:value="0.520368337807727" calcext:value-type="float">
            <text:p>0,5203683378</text:p>
          </table:table-cell>
          <table:table-cell table:number-columns-repeated="3"/>
        </table:table-row>
        <table:table-row table:style-name="ro1">
          <table:table-cell office:value-type="float" office:value="14500" calcext:value-type="float">
            <text:p>14500</text:p>
          </table:table-cell>
          <table:table-cell office:value-type="float" office:value="0.256479" calcext:value-type="float">
            <text:p>0,256479</text:p>
          </table:table-cell>
          <table:table-cell office:value-type="float" office:value="0.612275" calcext:value-type="float">
            <text:p>0,612275</text:p>
          </table:table-cell>
          <table:table-cell office:value-type="float" office:value="0.902236" calcext:value-type="float">
            <text:p>0,902236</text:p>
          </table:table-cell>
          <table:table-cell office:value-type="float" office:value="0.995938" calcext:value-type="float">
            <text:p>0,995938</text:p>
          </table:table-cell>
          <table:table-cell office:value-type="float" office:value="0.215691" calcext:value-type="float">
            <text:p>0,215691</text:p>
          </table:table-cell>
          <table:table-cell table:number-columns-repeated="2"/>
          <table:table-cell table:formula="of:=[.$M$1] * [.I30] + (1-[.$M$1]) * [.B31]" office:value-type="float" office:value="0.272043710408447" calcext:value-type="float">
            <text:p>0,2720437104</text:p>
          </table:table-cell>
          <table:table-cell table:formula="of:=[.$M$1] * [.J30] + (1-[.$M$1]) * [.C31]" office:value-type="float" office:value="0.538749670246181" calcext:value-type="float">
            <text:p>0,5387496702</text:p>
          </table:table-cell>
          <table:table-cell table:number-columns-repeated="3"/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3.61886" calcext:value-type="float">
            <text:p>3,61886</text:p>
          </table:table-cell>
          <table:table-cell office:value-type="float" office:value="0.359354" calcext:value-type="float">
            <text:p>0,359354</text:p>
          </table:table-cell>
          <table:table-cell office:value-type="float" office:value="0.780877" calcext:value-type="float">
            <text:p>0,780877</text:p>
          </table:table-cell>
          <table:table-cell office:value-type="float" office:value="0.751898" calcext:value-type="float">
            <text:p>0,751898</text:p>
          </table:table-cell>
          <table:table-cell office:value-type="float" office:value="0.76318" calcext:value-type="float">
            <text:p>0,76318</text:p>
          </table:table-cell>
          <table:table-cell table:number-columns-repeated="2"/>
          <table:table-cell table:formula="of:=[.$M$1] * [.I31] + (1-[.$M$1]) * [.B32]" office:value-type="float" office:value="0.941406968326758" calcext:value-type="float">
            <text:p>0,9414069683</text:p>
          </table:table-cell>
          <table:table-cell table:formula="of:=[.$M$1] * [.J31] + (1-[.$M$1]) * [.C32]" office:value-type="float" office:value="0.502870536196945" calcext:value-type="float">
            <text:p>0,5028705362</text:p>
          </table:table-cell>
          <table:table-cell table:number-columns-repeated="3"/>
        </table:table-row>
        <table:table-row table:style-name="ro1">
          <table:table-cell office:value-type="float" office:value="15500" calcext:value-type="float">
            <text:p>15500</text:p>
          </table:table-cell>
          <table:table-cell office:value-type="float" office:value="0.293988" calcext:value-type="float">
            <text:p>0,293988</text:p>
          </table:table-cell>
          <table:table-cell office:value-type="float" office:value="0.598892" calcext:value-type="float">
            <text:p>0,598892</text:p>
          </table:table-cell>
          <table:table-cell office:value-type="float" office:value="0.912777" calcext:value-type="float">
            <text:p>0,912777</text:p>
          </table:table-cell>
          <table:table-cell office:value-type="float" office:value="0.990565" calcext:value-type="float">
            <text:p>0,990565</text:p>
          </table:table-cell>
          <table:table-cell office:value-type="float" office:value="0.3239" calcext:value-type="float">
            <text:p>0,3239</text:p>
          </table:table-cell>
          <table:table-cell table:number-columns-repeated="2"/>
          <table:table-cell table:formula="of:=[.$M$1] * [.I32] + (1-[.$M$1]) * [.B33]" office:value-type="float" office:value="0.811923174661406" calcext:value-type="float">
            <text:p>0,8119231747</text:p>
          </table:table-cell>
          <table:table-cell table:formula="of:=[.$M$1] * [.J32] + (1-[.$M$1]) * [.C33]" office:value-type="float" office:value="0.522074828957556" calcext:value-type="float">
            <text:p>0,522074829</text:p>
          </table:table-cell>
          <table:table-cell table:number-columns-repeated="3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0.300575" calcext:value-type="float">
            <text:p>0,300575</text:p>
          </table:table-cell>
          <table:table-cell office:value-type="float" office:value="0.632619" calcext:value-type="float">
            <text:p>0,632619</text:p>
          </table:table-cell>
          <table:table-cell office:value-type="float" office:value="0.891918" calcext:value-type="float">
            <text:p>0,891918</text:p>
          </table:table-cell>
          <table:table-cell office:value-type="float" office:value="0.998756" calcext:value-type="float">
            <text:p>0,998756</text:p>
          </table:table-cell>
          <table:table-cell office:value-type="float" office:value="0.135866" calcext:value-type="float">
            <text:p>0,135866</text:p>
          </table:table-cell>
          <table:table-cell table:number-columns-repeated="2"/>
          <table:table-cell table:formula="of:=[.$M$1] * [.I33] + (1-[.$M$1]) * [.B34]" office:value-type="float" office:value="0.709653539729125" calcext:value-type="float">
            <text:p>0,7096535397</text:p>
          </table:table-cell>
          <table:table-cell table:formula="of:=[.$M$1] * [.J33] + (1-[.$M$1]) * [.C34]" office:value-type="float" office:value="0.544183663166045" calcext:value-type="float">
            <text:p>0,5441836632</text:p>
          </table:table-cell>
          <table:table-cell table:number-columns-repeated="3"/>
        </table:table-row>
        <table:table-row table:style-name="ro1">
          <table:table-cell office:value-type="float" office:value="16500" calcext:value-type="float">
            <text:p>16500</text:p>
          </table:table-cell>
          <table:table-cell office:value-type="float" office:value="0.226053" calcext:value-type="float">
            <text:p>0,226053</text:p>
          </table:table-cell>
          <table:table-cell office:value-type="float" office:value="0.471135" calcext:value-type="float">
            <text:p>0,471135</text:p>
          </table:table-cell>
          <table:table-cell office:value-type="float" office:value="0.926925" calcext:value-type="float">
            <text:p>0,926925</text:p>
          </table:table-cell>
          <table:table-cell office:value-type="float" office:value="0.981707" calcext:value-type="float">
            <text:p>0,981707</text:p>
          </table:table-cell>
          <table:table-cell office:value-type="float" office:value="0.440679" calcext:value-type="float">
            <text:p>0,440679</text:p>
          </table:table-cell>
          <table:table-cell table:number-columns-repeated="2"/>
          <table:table-cell table:formula="of:=[.$M$1] * [.I34] + (1-[.$M$1]) * [.B35]" office:value-type="float" office:value="0.6129334317833" calcext:value-type="float">
            <text:p>0,6129334318</text:p>
          </table:table-cell>
          <table:table-cell table:formula="of:=[.$M$1] * [.J34] + (1-[.$M$1]) * [.C35]" office:value-type="float" office:value="0.529573930532836" calcext:value-type="float">
            <text:p>0,5295739305</text:p>
          </table:table-cell>
          <table:table-cell table:number-columns-repeated="3"/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0.395068" calcext:value-type="float">
            <text:p>0,395068</text:p>
          </table:table-cell>
          <table:table-cell office:value-type="float" office:value="0.463412" calcext:value-type="float">
            <text:p>0,463412</text:p>
          </table:table-cell>
          <table:table-cell office:value-type="float" office:value="0.656433" calcext:value-type="float">
            <text:p>0,656433</text:p>
          </table:table-cell>
          <table:table-cell office:value-type="float" office:value="0.603315" calcext:value-type="float">
            <text:p>0,603315</text:p>
          </table:table-cell>
          <table:table-cell office:value-type="float" office:value="0.809104" calcext:value-type="float">
            <text:p>0,809104</text:p>
          </table:table-cell>
          <table:table-cell table:number-columns-repeated="2"/>
          <table:table-cell table:formula="of:=[.$M$1] * [.I35] + (1-[.$M$1]) * [.B36]" office:value-type="float" office:value="0.56936034542664" calcext:value-type="float">
            <text:p>0,5693603454</text:p>
          </table:table-cell>
          <table:table-cell table:formula="of:=[.$M$1] * [.J35] + (1-[.$M$1]) * [.C36]" office:value-type="float" office:value="0.516341544426269" calcext:value-type="float">
            <text:p>0,5163415444</text:p>
          </table:table-cell>
          <table:table-cell table:number-columns-repeated="3"/>
        </table:table-row>
        <table:table-row table:style-name="ro1">
          <table:table-cell office:value-type="float" office:value="17500" calcext:value-type="float">
            <text:p>17500</text:p>
          </table:table-cell>
          <table:table-cell office:value-type="float" office:value="0.228383" calcext:value-type="float">
            <text:p>0,228383</text:p>
          </table:table-cell>
          <table:table-cell office:value-type="float" office:value="0.730087" calcext:value-type="float">
            <text:p>0,730087</text:p>
          </table:table-cell>
          <table:table-cell office:value-type="float" office:value="0.8001" calcext:value-type="float">
            <text:p>0,8001</text:p>
          </table:table-cell>
          <table:table-cell office:value-type="float" office:value="0.892533" calcext:value-type="float">
            <text:p>0,892533</text:p>
          </table:table-cell>
          <table:table-cell office:value-type="float" office:value="0.173783" calcext:value-type="float">
            <text:p>0,173783</text:p>
          </table:table-cell>
          <table:table-cell table:number-columns-repeated="2"/>
          <table:table-cell table:formula="of:=[.$M$1] * [.I36] + (1-[.$M$1]) * [.B37]" office:value-type="float" office:value="0.501164876341312" calcext:value-type="float">
            <text:p>0,5011648763</text:p>
          </table:table-cell>
          <table:table-cell table:formula="of:=[.$M$1] * [.J36] + (1-[.$M$1]) * [.C37]" office:value-type="float" office:value="0.559090635541015" calcext:value-type="float">
            <text:p>0,5590906355</text:p>
          </table:table-cell>
          <table:table-cell table:number-columns-repeated="3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0.840202" calcext:value-type="float">
            <text:p>0,840202</text:p>
          </table:table-cell>
          <table:table-cell office:value-type="float" office:value="0.596545" calcext:value-type="float">
            <text:p>0,596545</text:p>
          </table:table-cell>
          <table:table-cell office:value-type="float" office:value="0.900335" calcext:value-type="float">
            <text:p>0,900335</text:p>
          </table:table-cell>
          <table:table-cell office:value-type="float" office:value="0.997133" calcext:value-type="float">
            <text:p>0,997133</text:p>
          </table:table-cell>
          <table:table-cell office:value-type="float" office:value="0.190881" calcext:value-type="float">
            <text:p>0,190881</text:p>
          </table:table-cell>
          <table:table-cell table:number-columns-repeated="2"/>
          <table:table-cell table:formula="of:=[.$M$1] * [.I37] + (1-[.$M$1]) * [.B38]" office:value-type="float" office:value="0.56897230107305" calcext:value-type="float">
            <text:p>0,5689723011</text:p>
          </table:table-cell>
          <table:table-cell table:formula="of:=[.$M$1] * [.J37] + (1-[.$M$1]) * [.C38]" office:value-type="float" office:value="0.566581508432812" calcext:value-type="float">
            <text:p>0,5665815084</text:p>
          </table:table-cell>
          <table:table-cell table:number-columns-repeated="3"/>
        </table:table-row>
        <table:table-row table:style-name="ro1">
          <table:table-cell office:value-type="float" office:value="18500" calcext:value-type="float">
            <text:p>18500</text:p>
          </table:table-cell>
          <table:table-cell office:value-type="float" office:value="0.529474" calcext:value-type="float">
            <text:p>0,529474</text:p>
          </table:table-cell>
          <table:table-cell office:value-type="float" office:value="0.373946" calcext:value-type="float">
            <text:p>0,373946</text:p>
          </table:table-cell>
          <table:table-cell office:value-type="float" office:value="0.819542" calcext:value-type="float">
            <text:p>0,819542</text:p>
          </table:table-cell>
          <table:table-cell office:value-type="float" office:value="0.803168" calcext:value-type="float">
            <text:p>0,803168</text:p>
          </table:table-cell>
          <table:table-cell office:value-type="float" office:value="0.737421" calcext:value-type="float">
            <text:p>0,737421</text:p>
          </table:table-cell>
          <table:table-cell table:number-columns-repeated="2"/>
          <table:table-cell table:formula="of:=[.$M$1] * [.I38] + (1-[.$M$1]) * [.B39]" office:value-type="float" office:value="0.56107264085844" calcext:value-type="float">
            <text:p>0,5610726409</text:p>
          </table:table-cell>
          <table:table-cell table:formula="of:=[.$M$1] * [.J38] + (1-[.$M$1]) * [.C39]" office:value-type="float" office:value="0.52805440674625" calcext:value-type="float">
            <text:p>0,5280544067</text:p>
          </table:table-cell>
          <table:table-cell table:number-columns-repeated="3"/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0.137611" calcext:value-type="float">
            <text:p>0,137611</text:p>
          </table:table-cell>
          <table:table-cell office:value-type="float" office:value="0.470817" calcext:value-type="float">
            <text:p>0,470817</text:p>
          </table:table-cell>
          <table:table-cell office:value-type="float" office:value="0.929282" calcext:value-type="float">
            <text:p>0,929282</text:p>
          </table:table-cell>
          <table:table-cell office:value-type="float" office:value="0.981703" calcext:value-type="float">
            <text:p>0,981703</text:p>
          </table:table-cell>
          <table:table-cell office:value-type="float" office:value="0.443134" calcext:value-type="float">
            <text:p>0,443134</text:p>
          </table:table-cell>
          <table:table-cell table:number-columns-repeated="2"/>
          <table:table-cell table:formula="of:=[.$M$1] * [.I39] + (1-[.$M$1]) * [.B40]" office:value-type="float" office:value="0.476380312686752" calcext:value-type="float">
            <text:p>0,4763803127</text:p>
          </table:table-cell>
          <table:table-cell table:formula="of:=[.$M$1] * [.J39] + (1-[.$M$1]) * [.C40]" office:value-type="float" office:value="0.516606925397" calcext:value-type="float">
            <text:p>0,5166069254</text:p>
          </table:table-cell>
          <table:table-cell table:number-columns-repeated="3"/>
        </table:table-row>
        <table:table-row table:style-name="ro1">
          <table:table-cell office:value-type="float" office:value="19500" calcext:value-type="float">
            <text:p>19500</text:p>
          </table:table-cell>
          <table:table-cell office:value-type="float" office:value="0.360131" calcext:value-type="float">
            <text:p>0,360131</text:p>
          </table:table-cell>
          <table:table-cell office:value-type="float" office:value="0.425882" calcext:value-type="float">
            <text:p>0,425882</text:p>
          </table:table-cell>
          <table:table-cell office:value-type="float" office:value="0.912585" calcext:value-type="float">
            <text:p>0,912585</text:p>
          </table:table-cell>
          <table:table-cell office:value-type="float" office:value="0.947561" calcext:value-type="float">
            <text:p>0,947561</text:p>
          </table:table-cell>
          <table:table-cell office:value-type="float" office:value="0.564495" calcext:value-type="float">
            <text:p>0,564495</text:p>
          </table:table-cell>
          <table:table-cell table:number-columns-repeated="2"/>
          <table:table-cell table:formula="of:=[.$M$1] * [.I40] + (1-[.$M$1]) * [.B41]" office:value-type="float" office:value="0.453130450149401" calcext:value-type="float">
            <text:p>0,4531304501</text:p>
          </table:table-cell>
          <table:table-cell table:formula="of:=[.$M$1] * [.J40] + (1-[.$M$1]) * [.C41]" office:value-type="float" office:value="0.4984619403176" calcext:value-type="float">
            <text:p>0,4984619403</text:p>
          </table:table-cell>
          <table:table-cell table:number-columns-repeated="3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0.138588" calcext:value-type="float">
            <text:p>0,138588</text:p>
          </table:table-cell>
          <table:table-cell office:value-type="float" office:value="0.818408" calcext:value-type="float">
            <text:p>0,818408</text:p>
          </table:table-cell>
          <table:table-cell office:value-type="float" office:value="0.885116" calcext:value-type="float">
            <text:p>0,885116</text:p>
          </table:table-cell>
          <table:table-cell office:value-type="float" office:value="0.999473" calcext:value-type="float">
            <text:p>0,999473</text:p>
          </table:table-cell>
          <table:table-cell office:value-type="float" office:value="0.0924728" calcext:value-type="float">
            <text:p>0,0924728</text:p>
          </table:table-cell>
          <table:table-cell table:number-columns-repeated="2"/>
          <table:table-cell table:formula="of:=[.$M$1] * [.I41] + (1-[.$M$1]) * [.B42]" office:value-type="float" office:value="0.390221960119521" calcext:value-type="float">
            <text:p>0,3902219601</text:p>
          </table:table-cell>
          <table:table-cell table:formula="of:=[.$M$1] * [.J41] + (1-[.$M$1]) * [.C42]" office:value-type="float" office:value="0.56245115225408" calcext:value-type="float">
            <text:p>0,5624511523</text:p>
          </table:table-cell>
          <table:table-cell table:number-columns-repeated="3"/>
        </table:table-row>
        <table:table-row table:style-name="ro1">
          <table:table-cell office:value-type="float" office:value="20500" calcext:value-type="float">
            <text:p>20500</text:p>
          </table:table-cell>
          <table:table-cell office:value-type="float" office:value="0.201026" calcext:value-type="float">
            <text:p>0,201026</text:p>
          </table:table-cell>
          <table:table-cell office:value-type="float" office:value="0.4718" calcext:value-type="float">
            <text:p>0,4718</text:p>
          </table:table-cell>
          <table:table-cell office:value-type="float" office:value="0.928218" calcext:value-type="float">
            <text:p>0,928218</text:p>
          </table:table-cell>
          <table:table-cell office:value-type="float" office:value="0.987706" calcext:value-type="float">
            <text:p>0,987706</text:p>
          </table:table-cell>
          <table:table-cell office:value-type="float" office:value="0.42619" calcext:value-type="float">
            <text:p>0,42619</text:p>
          </table:table-cell>
          <table:table-cell table:number-columns-repeated="2"/>
          <table:table-cell table:formula="of:=[.$M$1] * [.I42] + (1-[.$M$1]) * [.B43]" office:value-type="float" office:value="0.352382768095617" calcext:value-type="float">
            <text:p>0,3523827681</text:p>
          </table:table-cell>
          <table:table-cell table:formula="of:=[.$M$1] * [.J42] + (1-[.$M$1]) * [.C43]" office:value-type="float" office:value="0.544320921803264" calcext:value-type="float">
            <text:p>0,5443209218</text:p>
          </table:table-cell>
          <table:table-cell table:number-columns-repeated="3"/>
        </table:table-row>
        <table:table-row table:style-name="ro1">
          <table:table-cell office:value-type="float" office:value="21000" calcext:value-type="float">
            <text:p>21000</text:p>
          </table:table-cell>
          <table:table-cell office:value-type="float" office:value="0.201207" calcext:value-type="float">
            <text:p>0,201207</text:p>
          </table:table-cell>
          <table:table-cell office:value-type="float" office:value="0.485395" calcext:value-type="float">
            <text:p>0,485395</text:p>
          </table:table-cell>
          <table:table-cell office:value-type="float" office:value="0.924637" calcext:value-type="float">
            <text:p>0,924637</text:p>
          </table:table-cell>
          <table:table-cell office:value-type="float" office:value="0.985695" calcext:value-type="float">
            <text:p>0,985695</text:p>
          </table:table-cell>
          <table:table-cell office:value-type="float" office:value="0.386815" calcext:value-type="float">
            <text:p>0,386815</text:p>
          </table:table-cell>
          <table:table-cell table:number-columns-repeated="2"/>
          <table:table-cell table:formula="of:=[.$M$1] * [.I43] + (1-[.$M$1]) * [.B44]" office:value-type="float" office:value="0.322147614476494" calcext:value-type="float">
            <text:p>0,3221476145</text:p>
          </table:table-cell>
          <table:table-cell table:formula="of:=[.$M$1] * [.J43] + (1-[.$M$1]) * [.C44]" office:value-type="float" office:value="0.532535737442611" calcext:value-type="float">
            <text:p>0,5325357374</text:p>
          </table:table-cell>
          <table:table-cell table:number-columns-repeated="3"/>
        </table:table-row>
        <table:table-row table:style-name="ro1">
          <table:table-cell office:value-type="float" office:value="21500" calcext:value-type="float">
            <text:p>21500</text:p>
          </table:table-cell>
          <table:table-cell office:value-type="float" office:value="0.135422" calcext:value-type="float">
            <text:p>0,135422</text:p>
          </table:table-cell>
          <table:table-cell office:value-type="float" office:value="0.431602" calcext:value-type="float">
            <text:p>0,431602</text:p>
          </table:table-cell>
          <table:table-cell office:value-type="float" office:value="0.843362" calcext:value-type="float">
            <text:p>0,843362</text:p>
          </table:table-cell>
          <table:table-cell office:value-type="float" office:value="0.836718" calcext:value-type="float">
            <text:p>0,836718</text:p>
          </table:table-cell>
          <table:table-cell office:value-type="float" office:value="0.689526" calcext:value-type="float">
            <text:p>0,689526</text:p>
          </table:table-cell>
          <table:table-cell table:number-columns-repeated="2"/>
          <table:table-cell table:formula="of:=[.$M$1] * [.I44] + (1-[.$M$1]) * [.B45]" office:value-type="float" office:value="0.284802491581195" calcext:value-type="float">
            <text:p>0,2848024916</text:p>
          </table:table-cell>
          <table:table-cell table:formula="of:=[.$M$1] * [.J44] + (1-[.$M$1]) * [.C45]" office:value-type="float" office:value="0.512348989954089" calcext:value-type="float">
            <text:p>0,51234899</text:p>
          </table:table-cell>
          <table:table-cell table:number-columns-repeated="3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0.259298" calcext:value-type="float">
            <text:p>0,259298</text:p>
          </table:table-cell>
          <table:table-cell office:value-type="float" office:value="0.323476" calcext:value-type="float">
            <text:p>0,323476</text:p>
          </table:table-cell>
          <table:table-cell office:value-type="float" office:value="0.882781" calcext:value-type="float">
            <text:p>0,882781</text:p>
          </table:table-cell>
          <table:table-cell office:value-type="float" office:value="0.882985" calcext:value-type="float">
            <text:p>0,882985</text:p>
          </table:table-cell>
          <table:table-cell office:value-type="float" office:value="0.696226" calcext:value-type="float">
            <text:p>0,696226</text:p>
          </table:table-cell>
          <table:table-cell table:number-columns-repeated="2"/>
          <table:table-cell table:formula="of:=[.$M$1] * [.I45] + (1-[.$M$1]) * [.B46]" office:value-type="float" office:value="0.279701593264956" calcext:value-type="float">
            <text:p>0,2797015933</text:p>
          </table:table-cell>
          <table:table-cell table:formula="of:=[.$M$1] * [.J45] + (1-[.$M$1]) * [.C46]" office:value-type="float" office:value="0.474574391963271" calcext:value-type="float">
            <text:p>0,474574392</text:p>
          </table:table-cell>
          <table:table-cell table:number-columns-repeated="3"/>
        </table:table-row>
        <table:table-row table:style-name="ro1">
          <table:table-cell office:value-type="float" office:value="22500" calcext:value-type="float">
            <text:p>22500</text:p>
          </table:table-cell>
          <table:table-cell office:value-type="float" office:value="0.169681" calcext:value-type="float">
            <text:p>0,169681</text:p>
          </table:table-cell>
          <table:table-cell office:value-type="float" office:value="0.374451" calcext:value-type="float">
            <text:p>0,374451</text:p>
          </table:table-cell>
          <table:table-cell office:value-type="float" office:value="0.919768" calcext:value-type="float">
            <text:p>0,919768</text:p>
          </table:table-cell>
          <table:table-cell office:value-type="float" office:value="0.941409" calcext:value-type="float">
            <text:p>0,941409</text:p>
          </table:table-cell>
          <table:table-cell office:value-type="float" office:value="0.61875" calcext:value-type="float">
            <text:p>0,61875</text:p>
          </table:table-cell>
          <table:table-cell table:number-columns-repeated="2"/>
          <table:table-cell table:formula="of:=[.$M$1] * [.I46] + (1-[.$M$1]) * [.B47]" office:value-type="float" office:value="0.257697474611965" calcext:value-type="float">
            <text:p>0,2576974746</text:p>
          </table:table-cell>
          <table:table-cell table:formula="of:=[.$M$1] * [.J46] + (1-[.$M$1]) * [.C47]" office:value-type="float" office:value="0.454549713570617" calcext:value-type="float">
            <text:p>0,4545497136</text:p>
          </table:table-cell>
          <table:table-cell table:number-columns-repeated="3"/>
        </table:table-row>
        <table:table-row table:style-name="ro1">
          <table:table-cell office:value-type="float" office:value="23000" calcext:value-type="float">
            <text:p>23000</text:p>
          </table:table-cell>
          <table:table-cell office:value-type="float" office:value="0.15893" calcext:value-type="float">
            <text:p>0,15893</text:p>
          </table:table-cell>
          <table:table-cell office:value-type="float" office:value="0.66423" calcext:value-type="float">
            <text:p>0,66423</text:p>
          </table:table-cell>
          <table:table-cell office:value-type="float" office:value="0.714818" calcext:value-type="float">
            <text:p>0,714818</text:p>
          </table:table-cell>
          <table:table-cell office:value-type="float" office:value="0.759965" calcext:value-type="float">
            <text:p>0,759965</text:p>
          </table:table-cell>
          <table:table-cell office:value-type="float" office:value="0.309679" calcext:value-type="float">
            <text:p>0,309679</text:p>
          </table:table-cell>
          <table:table-cell table:number-columns-repeated="2"/>
          <table:table-cell table:formula="of:=[.$M$1] * [.I47] + (1-[.$M$1]) * [.B48]" office:value-type="float" office:value="0.237943979689572" calcext:value-type="float">
            <text:p>0,2379439797</text:p>
          </table:table-cell>
          <table:table-cell table:formula="of:=[.$M$1] * [.J47] + (1-[.$M$1]) * [.C48]" office:value-type="float" office:value="0.496485770856493" calcext:value-type="float">
            <text:p>0,4964857709</text:p>
          </table:table-cell>
          <table:table-cell table:number-columns-repeated="3"/>
        </table:table-row>
        <table:table-row table:style-name="ro1">
          <table:table-cell office:value-type="float" office:value="23500" calcext:value-type="float">
            <text:p>23500</text:p>
          </table:table-cell>
          <table:table-cell office:value-type="float" office:value="0.476165" calcext:value-type="float">
            <text:p>0,476165</text:p>
          </table:table-cell>
          <table:table-cell office:value-type="float" office:value="0.974087" calcext:value-type="float">
            <text:p>0,974087</text:p>
          </table:table-cell>
          <table:table-cell office:value-type="float" office:value="0.693596" calcext:value-type="float">
            <text:p>0,693596</text:p>
          </table:table-cell>
          <table:table-cell office:value-type="float" office:value="0.778713" calcext:value-type="float">
            <text:p>0,778713</text:p>
          </table:table-cell>
          <table:table-cell office:value-type="float" office:value="0.117554" calcext:value-type="float">
            <text:p>0,117554</text:p>
          </table:table-cell>
          <table:table-cell table:number-columns-repeated="2"/>
          <table:table-cell table:formula="of:=[.$M$1] * [.I48] + (1-[.$M$1]) * [.B49]" office:value-type="float" office:value="0.285588183751657" calcext:value-type="float">
            <text:p>0,2855881838</text:p>
          </table:table-cell>
          <table:table-cell table:formula="of:=[.$M$1] * [.J48] + (1-[.$M$1]) * [.C49]" office:value-type="float" office:value="0.592006016685195" calcext:value-type="float">
            <text:p>0,5920060167</text:p>
          </table:table-cell>
          <table:table-cell table:number-columns-repeated="3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0.257933" calcext:value-type="float">
            <text:p>0,257933</text:p>
          </table:table-cell>
          <table:table-cell office:value-type="float" office:value="0.802995" calcext:value-type="float">
            <text:p>0,802995</text:p>
          </table:table-cell>
          <table:table-cell office:value-type="float" office:value="0.871796" calcext:value-type="float">
            <text:p>0,871796</text:p>
          </table:table-cell>
          <table:table-cell office:value-type="float" office:value="0.999582" calcext:value-type="float">
            <text:p>0,999582</text:p>
          </table:table-cell>
          <table:table-cell office:value-type="float" office:value="0.00461967" calcext:value-type="float">
            <text:p>0,00461967</text:p>
          </table:table-cell>
          <table:table-cell table:number-columns-repeated="2"/>
          <table:table-cell table:formula="of:=[.$M$1] * [.I49] + (1-[.$M$1]) * [.B50]" office:value-type="float" office:value="0.280057147001326" calcext:value-type="float">
            <text:p>0,280057147</text:p>
          </table:table-cell>
          <table:table-cell table:formula="of:=[.$M$1] * [.J49] + (1-[.$M$1]) * [.C50]" office:value-type="float" office:value="0.634203813348156" calcext:value-type="float">
            <text:p>0,6342038133</text:p>
          </table:table-cell>
          <table:table-cell table:number-columns-repeated="3"/>
        </table:table-row>
        <table:table-row table:style-name="ro1">
          <table:table-cell office:value-type="float" office:value="24500" calcext:value-type="float">
            <text:p>24500</text:p>
          </table:table-cell>
          <table:table-cell office:value-type="float" office:value="0.224603" calcext:value-type="float">
            <text:p>0,224603</text:p>
          </table:table-cell>
          <table:table-cell office:value-type="float" office:value="0.86809" calcext:value-type="float">
            <text:p>0,86809</text:p>
          </table:table-cell>
          <table:table-cell office:value-type="float" office:value="0.853685" calcext:value-type="float">
            <text:p>0,853685</text:p>
          </table:table-cell>
          <table:table-cell office:value-type="float" office:value="0.957205" calcext:value-type="float">
            <text:p>0,957205</text:p>
          </table:table-cell>
          <table:table-cell office:value-type="float" office:value="0.140747" calcext:value-type="float">
            <text:p>0,140747</text:p>
          </table:table-cell>
          <table:table-cell table:number-columns-repeated="2"/>
          <table:table-cell table:formula="of:=[.$M$1] * [.I50] + (1-[.$M$1]) * [.B51]" office:value-type="float" office:value="0.268966317601061" calcext:value-type="float">
            <text:p>0,2689663176</text:p>
          </table:table-cell>
          <table:table-cell table:formula="of:=[.$M$1] * [.J50] + (1-[.$M$1]) * [.C51]" office:value-type="float" office:value="0.680981050678525" calcext:value-type="float">
            <text:p>0,6809810507</text:p>
          </table:table-cell>
          <table:table-cell table:number-columns-repeated="3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0.160881" calcext:value-type="float">
            <text:p>0,160881</text:p>
          </table:table-cell>
          <table:table-cell office:value-type="float" office:value="0.366424" calcext:value-type="float">
            <text:p>0,366424</text:p>
          </table:table-cell>
          <table:table-cell office:value-type="float" office:value="0.880451" calcext:value-type="float">
            <text:p>0,880451</text:p>
          </table:table-cell>
          <table:table-cell office:value-type="float" office:value="0.872887" calcext:value-type="float">
            <text:p>0,872887</text:p>
          </table:table-cell>
          <table:table-cell office:value-type="float" office:value="0.728797" calcext:value-type="float">
            <text:p>0,728797</text:p>
          </table:table-cell>
          <table:table-cell table:number-columns-repeated="2"/>
          <table:table-cell table:formula="of:=[.$M$1] * [.I51] + (1-[.$M$1]) * [.B52]" office:value-type="float" office:value="0.247349254080849" calcext:value-type="float">
            <text:p>0,2473492541</text:p>
          </table:table-cell>
          <table:table-cell table:formula="of:=[.$M$1] * [.J51] + (1-[.$M$1]) * [.C52]" office:value-type="float" office:value="0.61806964054282" calcext:value-type="float">
            <text:p>0,6180696405</text:p>
          </table:table-cell>
          <table:table-cell table:number-columns-repeated="3"/>
        </table:table-row>
        <table:table-row table:style-name="ro1">
          <table:table-cell office:value-type="float" office:value="25500" calcext:value-type="float">
            <text:p>25500</text:p>
          </table:table-cell>
          <table:table-cell office:value-type="float" office:value="0.110841" calcext:value-type="float">
            <text:p>0,110841</text:p>
          </table:table-cell>
          <table:table-cell office:value-type="float" office:value="0.397116" calcext:value-type="float">
            <text:p>0,397116</text:p>
          </table:table-cell>
          <table:table-cell office:value-type="float" office:value="0.929855" calcext:value-type="float">
            <text:p>0,929855</text:p>
          </table:table-cell>
          <table:table-cell office:value-type="float" office:value="0.963951" calcext:value-type="float">
            <text:p>0,963951</text:p>
          </table:table-cell>
          <table:table-cell office:value-type="float" office:value="0.553696" calcext:value-type="float">
            <text:p>0,553696</text:p>
          </table:table-cell>
          <table:table-cell table:number-columns-repeated="2"/>
          <table:table-cell table:formula="of:=[.$M$1] * [.I52] + (1-[.$M$1]) * [.B53]" office:value-type="float" office:value="0.220047603264679" calcext:value-type="float">
            <text:p>0,2200476033</text:p>
          </table:table-cell>
          <table:table-cell table:formula="of:=[.$M$1] * [.J52] + (1-[.$M$1]) * [.C53]" office:value-type="float" office:value="0.573878912434256" calcext:value-type="float">
            <text:p>0,5738789124</text:p>
          </table:table-cell>
          <table:table-cell table:number-columns-repeated="3"/>
        </table:table-row>
        <table:table-row table:style-name="ro1">
          <table:table-cell office:value-type="float" office:value="26000" calcext:value-type="float">
            <text:p>26000</text:p>
          </table:table-cell>
          <table:table-cell office:value-type="float" office:value="0.185017" calcext:value-type="float">
            <text:p>0,185017</text:p>
          </table:table-cell>
          <table:table-cell office:value-type="float" office:value="0.600386" calcext:value-type="float">
            <text:p>0,600386</text:p>
          </table:table-cell>
          <table:table-cell office:value-type="float" office:value="0.900284" calcext:value-type="float">
            <text:p>0,900284</text:p>
          </table:table-cell>
          <table:table-cell office:value-type="float" office:value="0.998452" calcext:value-type="float">
            <text:p>0,998452</text:p>
          </table:table-cell>
          <table:table-cell office:value-type="float" office:value="0.194381" calcext:value-type="float">
            <text:p>0,194381</text:p>
          </table:table-cell>
          <table:table-cell table:number-columns-repeated="2"/>
          <table:table-cell table:formula="of:=[.$M$1] * [.I53] + (1-[.$M$1]) * [.B54]" office:value-type="float" office:value="0.213041482611743" calcext:value-type="float">
            <text:p>0,2130414826</text:p>
          </table:table-cell>
          <table:table-cell table:formula="of:=[.$M$1] * [.J53] + (1-[.$M$1]) * [.C54]" office:value-type="float" office:value="0.579180329947405" calcext:value-type="float">
            <text:p>0,5791803299</text:p>
          </table:table-cell>
          <table:table-cell table:number-columns-repeated="3"/>
        </table:table-row>
        <table:table-row table:style-name="ro1">
          <table:table-cell office:value-type="float" office:value="26500" calcext:value-type="float">
            <text:p>26500</text:p>
          </table:table-cell>
          <table:table-cell office:value-type="float" office:value="0.0952038" calcext:value-type="float">
            <text:p>0,0952038</text:p>
          </table:table-cell>
          <table:table-cell office:value-type="float" office:value="0.358254" calcext:value-type="float">
            <text:p>0,358254</text:p>
          </table:table-cell>
          <table:table-cell office:value-type="float" office:value="0.9256" calcext:value-type="float">
            <text:p>0,9256</text:p>
          </table:table-cell>
          <table:table-cell office:value-type="float" office:value="0.951053" calcext:value-type="float">
            <text:p>0,951053</text:p>
          </table:table-cell>
          <table:table-cell office:value-type="float" office:value="0.598195" calcext:value-type="float">
            <text:p>0,598195</text:p>
          </table:table-cell>
          <table:table-cell table:number-columns-repeated="2"/>
          <table:table-cell table:formula="of:=[.$M$1] * [.I54] + (1-[.$M$1]) * [.B55]" office:value-type="float" office:value="0.189473946089395" calcext:value-type="float">
            <text:p>0,1894739461</text:p>
          </table:table-cell>
          <table:table-cell table:formula="of:=[.$M$1] * [.J54] + (1-[.$M$1]) * [.C55]" office:value-type="float" office:value="0.534995063957924" calcext:value-type="float">
            <text:p>0,534995064</text:p>
          </table:table-cell>
          <table:table-cell table:number-columns-repeated="3"/>
        </table:table-row>
        <table:table-row table:style-name="ro1">
          <table:table-cell office:value-type="float" office:value="27000" calcext:value-type="float">
            <text:p>27000</text:p>
          </table:table-cell>
          <table:table-cell office:value-type="float" office:value="0.790897" calcext:value-type="float">
            <text:p>0,790897</text:p>
          </table:table-cell>
          <table:table-cell office:value-type="float" office:value="0.379547" calcext:value-type="float">
            <text:p>0,379547</text:p>
          </table:table-cell>
          <table:table-cell office:value-type="float" office:value="0.928444" calcext:value-type="float">
            <text:p>0,928444</text:p>
          </table:table-cell>
          <table:table-cell office:value-type="float" office:value="0.955121" calcext:value-type="float">
            <text:p>0,955121</text:p>
          </table:table-cell>
          <table:table-cell office:value-type="float" office:value="0.583857" calcext:value-type="float">
            <text:p>0,583857</text:p>
          </table:table-cell>
          <table:table-cell table:number-columns-repeated="2"/>
          <table:table-cell table:formula="of:=[.$M$1] * [.I55] + (1-[.$M$1]) * [.B56]" office:value-type="float" office:value="0.309758556871516" calcext:value-type="float">
            <text:p>0,3097585569</text:p>
          </table:table-cell>
          <table:table-cell table:formula="of:=[.$M$1] * [.J55] + (1-[.$M$1]) * [.C56]" office:value-type="float" office:value="0.503905451166339" calcext:value-type="float">
            <text:p>0,5039054512</text:p>
          </table:table-cell>
          <table:table-cell table:number-columns-repeated="3"/>
        </table:table-row>
        <table:table-row table:style-name="ro1">
          <table:table-cell office:value-type="float" office:value="27500" calcext:value-type="float">
            <text:p>27500</text:p>
          </table:table-cell>
          <table:table-cell office:value-type="float" office:value="0.133216" calcext:value-type="float">
            <text:p>0,133216</text:p>
          </table:table-cell>
          <table:table-cell office:value-type="float" office:value="0.495056" calcext:value-type="float">
            <text:p>0,495056</text:p>
          </table:table-cell>
          <table:table-cell office:value-type="float" office:value="0.926012" calcext:value-type="float">
            <text:p>0,926012</text:p>
          </table:table-cell>
          <table:table-cell office:value-type="float" office:value="0.986827" calcext:value-type="float">
            <text:p>0,986827</text:p>
          </table:table-cell>
          <table:table-cell office:value-type="float" office:value="0.418973" calcext:value-type="float">
            <text:p>0,418973</text:p>
          </table:table-cell>
          <table:table-cell table:number-columns-repeated="2"/>
          <table:table-cell table:formula="of:=[.$M$1] * [.I56] + (1-[.$M$1]) * [.B57]" office:value-type="float" office:value="0.274450045497212" calcext:value-type="float">
            <text:p>0,2744500455</text:p>
          </table:table-cell>
          <table:table-cell table:formula="of:=[.$M$1] * [.J56] + (1-[.$M$1]) * [.C57]" office:value-type="float" office:value="0.502135560933071" calcext:value-type="float">
            <text:p>0,5021355609</text:p>
          </table:table-cell>
          <table:table-cell table:number-columns-repeated="3"/>
        </table:table-row>
        <table:table-row table:style-name="ro1">
          <table:table-cell office:value-type="float" office:value="28000" calcext:value-type="float">
            <text:p>28000</text:p>
          </table:table-cell>
          <table:table-cell office:value-type="float" office:value="0.428322" calcext:value-type="float">
            <text:p>0,428322</text:p>
          </table:table-cell>
          <table:table-cell office:value-type="float" office:value="0.51538" calcext:value-type="float">
            <text:p>0,51538</text:p>
          </table:table-cell>
          <table:table-cell office:value-type="float" office:value="0.9219" calcext:value-type="float">
            <text:p>0,9219</text:p>
          </table:table-cell>
          <table:table-cell office:value-type="float" office:value="0.992422" calcext:value-type="float">
            <text:p>0,992422</text:p>
          </table:table-cell>
          <table:table-cell office:value-type="float" office:value="0.35665" calcext:value-type="float">
            <text:p>0,35665</text:p>
          </table:table-cell>
          <table:table-cell table:number-columns-repeated="2"/>
          <table:table-cell table:formula="of:=[.$M$1] * [.I57] + (1-[.$M$1]) * [.B58]" office:value-type="float" office:value="0.30522443639777" calcext:value-type="float">
            <text:p>0,3052244364</text:p>
          </table:table-cell>
          <table:table-cell table:formula="of:=[.$M$1] * [.J57] + (1-[.$M$1]) * [.C58]" office:value-type="float" office:value="0.504784448746457" calcext:value-type="float">
            <text:p>0,5047844487</text:p>
          </table:table-cell>
          <table:table-cell table:number-columns-repeated="3"/>
        </table:table-row>
        <table:table-row table:style-name="ro1">
          <table:table-cell office:value-type="float" office:value="28500" calcext:value-type="float">
            <text:p>28500</text:p>
          </table:table-cell>
          <table:table-cell office:value-type="float" office:value="0.356374" calcext:value-type="float">
            <text:p>0,356374</text:p>
          </table:table-cell>
          <table:table-cell office:value-type="float" office:value="0.391147" calcext:value-type="float">
            <text:p>0,391147</text:p>
          </table:table-cell>
          <table:table-cell office:value-type="float" office:value="0.916592" calcext:value-type="float">
            <text:p>0,916592</text:p>
          </table:table-cell>
          <table:table-cell office:value-type="float" office:value="0.937845" calcext:value-type="float">
            <text:p>0,937845</text:p>
          </table:table-cell>
          <table:table-cell office:value-type="float" office:value="0.619097" calcext:value-type="float">
            <text:p>0,619097</text:p>
          </table:table-cell>
          <table:table-cell table:number-columns-repeated="2"/>
          <table:table-cell table:formula="of:=[.$M$1] * [.I58] + (1-[.$M$1]) * [.B59]" office:value-type="float" office:value="0.315454349118216" calcext:value-type="float">
            <text:p>0,3154543491</text:p>
          </table:table-cell>
          <table:table-cell table:formula="of:=[.$M$1] * [.J58] + (1-[.$M$1]) * [.C59]" office:value-type="float" office:value="0.482056958997165" calcext:value-type="float">
            <text:p>0,482056959</text:p>
          </table:table-cell>
          <table:table-cell table:number-columns-repeated="3"/>
        </table:table-row>
        <table:table-row table:style-name="ro1">
          <table:table-cell office:value-type="float" office:value="29000" calcext:value-type="float">
            <text:p>29000</text:p>
          </table:table-cell>
          <table:table-cell office:value-type="float" office:value="0.260101" calcext:value-type="float">
            <text:p>0,260101</text:p>
          </table:table-cell>
          <table:table-cell office:value-type="float" office:value="0.588853" calcext:value-type="float">
            <text:p>0,588853</text:p>
          </table:table-cell>
          <table:table-cell office:value-type="float" office:value="0.905019" calcext:value-type="float">
            <text:p>0,905019</text:p>
          </table:table-cell>
          <table:table-cell office:value-type="float" office:value="0.99745" calcext:value-type="float">
            <text:p>0,99745</text:p>
          </table:table-cell>
          <table:table-cell office:value-type="float" office:value="0.219195" calcext:value-type="float">
            <text:p>0,219195</text:p>
          </table:table-cell>
          <table:table-cell table:number-columns-repeated="2"/>
          <table:table-cell table:formula="of:=[.$M$1] * [.I59] + (1-[.$M$1]) * [.B60]" office:value-type="float" office:value="0.304383679294573" calcext:value-type="float">
            <text:p>0,3043836793</text:p>
          </table:table-cell>
          <table:table-cell table:formula="of:=[.$M$1] * [.J59] + (1-[.$M$1]) * [.C60]" office:value-type="float" office:value="0.503416167197732" calcext:value-type="float">
            <text:p>0,5034161672</text:p>
          </table:table-cell>
          <table:table-cell table:number-columns-repeated="3"/>
        </table:table-row>
        <table:table-row table:style-name="ro1">
          <table:table-cell office:value-type="float" office:value="29500" calcext:value-type="float">
            <text:p>29500</text:p>
          </table:table-cell>
          <table:table-cell office:value-type="float" office:value="0.0806252" calcext:value-type="float">
            <text:p>0,0806252</text:p>
          </table:table-cell>
          <table:table-cell office:value-type="float" office:value="0.512043" calcext:value-type="float">
            <text:p>0,512043</text:p>
          </table:table-cell>
          <table:table-cell office:value-type="float" office:value="0.917584" calcext:value-type="float">
            <text:p>0,917584</text:p>
          </table:table-cell>
          <table:table-cell office:value-type="float" office:value="0.986191" calcext:value-type="float">
            <text:p>0,986191</text:p>
          </table:table-cell>
          <table:table-cell office:value-type="float" office:value="0.36203" calcext:value-type="float">
            <text:p>0,36203</text:p>
          </table:table-cell>
          <table:table-cell table:number-columns-repeated="2"/>
          <table:table-cell table:formula="of:=[.$M$1] * [.I60] + (1-[.$M$1]) * [.B61]" office:value-type="float" office:value="0.259631983435658" calcext:value-type="float">
            <text:p>0,2596319834</text:p>
          </table:table-cell>
          <table:table-cell table:formula="of:=[.$M$1] * [.J60] + (1-[.$M$1]) * [.C61]" office:value-type="float" office:value="0.505141533758186" calcext:value-type="float">
            <text:p>0,5051415338</text:p>
          </table:table-cell>
          <table:table-cell table:number-columns-repeated="3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0.239016" calcext:value-type="float">
            <text:p>0,239016</text:p>
          </table:table-cell>
          <table:table-cell office:value-type="float" office:value="0.30239" calcext:value-type="float">
            <text:p>0,30239</text:p>
          </table:table-cell>
          <table:table-cell office:value-type="float" office:value="0.872297" calcext:value-type="float">
            <text:p>0,872297</text:p>
          </table:table-cell>
          <table:table-cell office:value-type="float" office:value="0.86351" calcext:value-type="float">
            <text:p>0,86351</text:p>
          </table:table-cell>
          <table:table-cell office:value-type="float" office:value="0.736322" calcext:value-type="float">
            <text:p>0,736322</text:p>
          </table:table-cell>
          <table:table-cell table:number-columns-repeated="2"/>
          <table:table-cell table:formula="of:=[.$M$1] * [.I61] + (1-[.$M$1]) * [.B62]" office:value-type="float" office:value="0.255508786748527" calcext:value-type="float">
            <text:p>0,2555087867</text:p>
          </table:table-cell>
          <table:table-cell table:formula="of:=[.$M$1] * [.J61] + (1-[.$M$1]) * [.C62]" office:value-type="float" office:value="0.464591227006549" calcext:value-type="float">
            <text:p>0,464591227</text:p>
          </table:table-cell>
          <table:table-cell table:number-columns-repeated="3"/>
        </table:table-row>
        <table:table-row table:style-name="ro1">
          <table:table-cell office:value-type="float" office:value="30500" calcext:value-type="float">
            <text:p>30500</text:p>
          </table:table-cell>
          <table:table-cell office:value-type="float" office:value="0.39511" calcext:value-type="float">
            <text:p>0,39511</text:p>
          </table:table-cell>
          <table:table-cell office:value-type="float" office:value="0.331664" calcext:value-type="float">
            <text:p>0,331664</text:p>
          </table:table-cell>
          <table:table-cell office:value-type="float" office:value="0.799423" calcext:value-type="float">
            <text:p>0,799423</text:p>
          </table:table-cell>
          <table:table-cell office:value-type="float" office:value="0.772234" calcext:value-type="float">
            <text:p>0,772234</text:p>
          </table:table-cell>
          <table:table-cell office:value-type="float" office:value="0.764955" calcext:value-type="float">
            <text:p>0,764955</text:p>
          </table:table-cell>
          <table:table-cell table:number-columns-repeated="2"/>
          <table:table-cell table:formula="of:=[.$M$1] * [.I62] + (1-[.$M$1]) * [.B63]" office:value-type="float" office:value="0.283429029398821" calcext:value-type="float">
            <text:p>0,2834290294</text:p>
          </table:table-cell>
          <table:table-cell table:formula="of:=[.$M$1] * [.J62] + (1-[.$M$1]) * [.C63]" office:value-type="float" office:value="0.438005781605239" calcext:value-type="float">
            <text:p>0,4380057816</text:p>
          </table:table-cell>
          <table:table-cell table:number-columns-repeated="3"/>
        </table:table-row>
        <table:table-row table:style-name="ro1">
          <table:table-cell office:value-type="float" office:value="31000" calcext:value-type="float">
            <text:p>31000</text:p>
          </table:table-cell>
          <table:table-cell office:value-type="float" office:value="0.847074" calcext:value-type="float">
            <text:p>0,847074</text:p>
          </table:table-cell>
          <table:table-cell office:value-type="float" office:value="0.667318" calcext:value-type="float">
            <text:p>0,667318</text:p>
          </table:table-cell>
          <table:table-cell office:value-type="float" office:value="0.88968" calcext:value-type="float">
            <text:p>0,88968</text:p>
          </table:table-cell>
          <table:table-cell office:value-type="float" office:value="0.99619" calcext:value-type="float">
            <text:p>0,99619</text:p>
          </table:table-cell>
          <table:table-cell office:value-type="float" office:value="0.128642" calcext:value-type="float">
            <text:p>0,128642</text:p>
          </table:table-cell>
          <table:table-cell table:number-columns-repeated="2"/>
          <table:table-cell table:formula="of:=[.$M$1] * [.I63] + (1-[.$M$1]) * [.B64]" office:value-type="float" office:value="0.396158023519057" calcext:value-type="float">
            <text:p>0,3961580235</text:p>
          </table:table-cell>
          <table:table-cell table:formula="of:=[.$M$1] * [.J63] + (1-[.$M$1]) * [.C64]" office:value-type="float" office:value="0.483868225284191" calcext:value-type="float">
            <text:p>0,4838682253</text:p>
          </table:table-cell>
          <table:table-cell table:number-columns-repeated="3"/>
        </table:table-row>
        <table:table-row table:style-name="ro1">
          <table:table-cell office:value-type="float" office:value="31500" calcext:value-type="float">
            <text:p>31500</text:p>
          </table:table-cell>
          <table:table-cell office:value-type="float" office:value="0.557748" calcext:value-type="float">
            <text:p>0,557748</text:p>
          </table:table-cell>
          <table:table-cell office:value-type="float" office:value="0.315842" calcext:value-type="float">
            <text:p>0,315842</text:p>
          </table:table-cell>
          <table:table-cell office:value-type="float" office:value="0.920018" calcext:value-type="float">
            <text:p>0,920018</text:p>
          </table:table-cell>
          <table:table-cell office:value-type="float" office:value="0.931147" calcext:value-type="float">
            <text:p>0,931147</text:p>
          </table:table-cell>
          <table:table-cell office:value-type="float" office:value="0.662884" calcext:value-type="float">
            <text:p>0,662884</text:p>
          </table:table-cell>
          <table:table-cell table:number-columns-repeated="2"/>
          <table:table-cell table:formula="of:=[.$M$1] * [.I64] + (1-[.$M$1]) * [.B65]" office:value-type="float" office:value="0.428476018815246" calcext:value-type="float">
            <text:p>0,4284760188</text:p>
          </table:table-cell>
          <table:table-cell table:formula="of:=[.$M$1] * [.J64] + (1-[.$M$1]) * [.C65]" office:value-type="float" office:value="0.450262980227353" calcext:value-type="float">
            <text:p>0,4502629802</text:p>
          </table:table-cell>
          <table:table-cell table:number-columns-repeated="3"/>
        </table:table-row>
        <table:table-row table:style-name="ro1">
          <table:table-cell office:value-type="float" office:value="32000" calcext:value-type="float">
            <text:p>32000</text:p>
          </table:table-cell>
          <table:table-cell office:value-type="float" office:value="0.386898" calcext:value-type="float">
            <text:p>0,386898</text:p>
          </table:table-cell>
          <table:table-cell office:value-type="float" office:value="0.553854" calcext:value-type="float">
            <text:p>0,553854</text:p>
          </table:table-cell>
          <table:table-cell office:value-type="float" office:value="0.877441" calcext:value-type="float">
            <text:p>0,877441</text:p>
          </table:table-cell>
          <table:table-cell office:value-type="float" office:value="0.941801" calcext:value-type="float">
            <text:p>0,941801</text:p>
          </table:table-cell>
          <table:table-cell office:value-type="float" office:value="0.374556" calcext:value-type="float">
            <text:p>0,374556</text:p>
          </table:table-cell>
          <table:table-cell table:number-columns-repeated="2"/>
          <table:table-cell table:formula="of:=[.$M$1] * [.I65] + (1-[.$M$1]) * [.B66]" office:value-type="float" office:value="0.420160415052196" calcext:value-type="float">
            <text:p>0,4201604151</text:p>
          </table:table-cell>
          <table:table-cell table:formula="of:=[.$M$1] * [.J65] + (1-[.$M$1]) * [.C66]" office:value-type="float" office:value="0.470981184181882" calcext:value-type="float">
            <text:p>0,4709811842</text:p>
          </table:table-cell>
          <table:table-cell table:number-columns-repeated="3"/>
        </table:table-row>
        <table:table-row table:style-name="ro1">
          <table:table-cell office:value-type="float" office:value="32500" calcext:value-type="float">
            <text:p>32500</text:p>
          </table:table-cell>
          <table:table-cell office:value-type="float" office:value="0.285313" calcext:value-type="float">
            <text:p>0,285313</text:p>
          </table:table-cell>
          <table:table-cell office:value-type="float" office:value="0.451419" calcext:value-type="float">
            <text:p>0,451419</text:p>
          </table:table-cell>
          <table:table-cell office:value-type="float" office:value="0.928614" calcext:value-type="float">
            <text:p>0,928614</text:p>
          </table:table-cell>
          <table:table-cell office:value-type="float" office:value="0.976991" calcext:value-type="float">
            <text:p>0,976991</text:p>
          </table:table-cell>
          <table:table-cell office:value-type="float" office:value="0.46531" calcext:value-type="float">
            <text:p>0,46531</text:p>
          </table:table-cell>
          <table:table-cell table:number-columns-repeated="2"/>
          <table:table-cell table:formula="of:=[.$M$1] * [.I66] + (1-[.$M$1]) * [.B67]" office:value-type="float" office:value="0.393190932041757" calcext:value-type="float">
            <text:p>0,393190932</text:p>
          </table:table-cell>
          <table:table-cell table:formula="of:=[.$M$1] * [.J66] + (1-[.$M$1]) * [.C67]" office:value-type="float" office:value="0.467068747345506" calcext:value-type="float">
            <text:p>0,4670687473</text:p>
          </table:table-cell>
          <table:table-cell table:number-columns-repeated="3"/>
        </table:table-row>
        <table:table-row table:style-name="ro1">
          <table:table-cell office:value-type="float" office:value="33000" calcext:value-type="float">
            <text:p>33000</text:p>
          </table:table-cell>
          <table:table-cell office:value-type="float" office:value="0.308455" calcext:value-type="float">
            <text:p>0,308455</text:p>
          </table:table-cell>
          <table:table-cell office:value-type="float" office:value="0.552921" calcext:value-type="float">
            <text:p>0,552921</text:p>
          </table:table-cell>
          <table:table-cell office:value-type="float" office:value="0.822642" calcext:value-type="float">
            <text:p>0,822642</text:p>
          </table:table-cell>
          <table:table-cell office:value-type="float" office:value="0.845457" calcext:value-type="float">
            <text:p>0,845457</text:p>
          </table:table-cell>
          <table:table-cell office:value-type="float" office:value="0.544516" calcext:value-type="float">
            <text:p>0,544516</text:p>
          </table:table-cell>
          <table:table-cell table:number-columns-repeated="2"/>
          <table:table-cell table:formula="of:=[.$M$1] * [.I67] + (1-[.$M$1]) * [.B68]" office:value-type="float" office:value="0.376243745633406" calcext:value-type="float">
            <text:p>0,3762437456</text:p>
          </table:table-cell>
          <table:table-cell table:formula="of:=[.$M$1] * [.J67] + (1-[.$M$1]) * [.C68]" office:value-type="float" office:value="0.484239197876405" calcext:value-type="float">
            <text:p>0,4842391979</text:p>
          </table:table-cell>
          <table:table-cell table:number-columns-repeated="3"/>
        </table:table-row>
        <table:table-row table:style-name="ro1">
          <table:table-cell office:value-type="float" office:value="33500" calcext:value-type="float">
            <text:p>33500</text:p>
          </table:table-cell>
          <table:table-cell office:value-type="float" office:value="0.305415" calcext:value-type="float">
            <text:p>0,305415</text:p>
          </table:table-cell>
          <table:table-cell office:value-type="float" office:value="0.327849" calcext:value-type="float">
            <text:p>0,327849</text:p>
          </table:table-cell>
          <table:table-cell office:value-type="float" office:value="0.871131" calcext:value-type="float">
            <text:p>0,871131</text:p>
          </table:table-cell>
          <table:table-cell office:value-type="float" office:value="0.869563" calcext:value-type="float">
            <text:p>0,869563</text:p>
          </table:table-cell>
          <table:table-cell office:value-type="float" office:value="0.690385" calcext:value-type="float">
            <text:p>0,690385</text:p>
          </table:table-cell>
          <table:table-cell table:number-columns-repeated="2"/>
          <table:table-cell table:formula="of:=[.$M$1] * [.I68] + (1-[.$M$1]) * [.B69]" office:value-type="float" office:value="0.362077996506725" calcext:value-type="float">
            <text:p>0,3620779965</text:p>
          </table:table-cell>
          <table:table-cell table:formula="of:=[.$M$1] * [.J68] + (1-[.$M$1]) * [.C69]" office:value-type="float" office:value="0.452961158301124" calcext:value-type="float">
            <text:p>0,4529611583</text:p>
          </table:table-cell>
          <table:table-cell table:number-columns-repeated="3"/>
        </table:table-row>
        <table:table-row table:style-name="ro1">
          <table:table-cell office:value-type="float" office:value="34000" calcext:value-type="float">
            <text:p>34000</text:p>
          </table:table-cell>
          <table:table-cell office:value-type="float" office:value="0.291833" calcext:value-type="float">
            <text:p>0,291833</text:p>
          </table:table-cell>
          <table:table-cell office:value-type="float" office:value="0.521992" calcext:value-type="float">
            <text:p>0,521992</text:p>
          </table:table-cell>
          <table:table-cell office:value-type="float" office:value="0.916137" calcext:value-type="float">
            <text:p>0,916137</text:p>
          </table:table-cell>
          <table:table-cell office:value-type="float" office:value="0.993482" calcext:value-type="float">
            <text:p>0,993482</text:p>
          </table:table-cell>
          <table:table-cell office:value-type="float" office:value="0.315762" calcext:value-type="float">
            <text:p>0,315762</text:p>
          </table:table-cell>
          <table:table-cell table:number-columns-repeated="2"/>
          <table:table-cell table:formula="of:=[.$M$1] * [.I69] + (1-[.$M$1]) * [.B70]" office:value-type="float" office:value="0.34802899720538" calcext:value-type="float">
            <text:p>0,3480289972</text:p>
          </table:table-cell>
          <table:table-cell table:formula="of:=[.$M$1] * [.J69] + (1-[.$M$1]) * [.C70]" office:value-type="float" office:value="0.466767326640899" calcext:value-type="float">
            <text:p>0,4667673266</text:p>
          </table:table-cell>
          <table:table-cell table:number-columns-repeated="3"/>
        </table:table-row>
        <table:table-row table:style-name="ro1">
          <table:table-cell office:value-type="float" office:value="34500" calcext:value-type="float">
            <text:p>34500</text:p>
          </table:table-cell>
          <table:table-cell office:value-type="float" office:value="0.183518" calcext:value-type="float">
            <text:p>0,183518</text:p>
          </table:table-cell>
          <table:table-cell office:value-type="float" office:value="0.481821" calcext:value-type="float">
            <text:p>0,481821</text:p>
          </table:table-cell>
          <table:table-cell office:value-type="float" office:value="0.923741" calcext:value-type="float">
            <text:p>0,923741</text:p>
          </table:table-cell>
          <table:table-cell office:value-type="float" office:value="0.984188" calcext:value-type="float">
            <text:p>0,984188</text:p>
          </table:table-cell>
          <table:table-cell office:value-type="float" office:value="0.414742" calcext:value-type="float">
            <text:p>0,414742</text:p>
          </table:table-cell>
          <table:table-cell table:number-columns-repeated="2"/>
          <table:table-cell table:formula="of:=[.$M$1] * [.I70] + (1-[.$M$1]) * [.B71]" office:value-type="float" office:value="0.315126797764304" calcext:value-type="float">
            <text:p>0,3151267978</text:p>
          </table:table-cell>
          <table:table-cell table:formula="of:=[.$M$1] * [.J70] + (1-[.$M$1]) * [.C71]" office:value-type="float" office:value="0.469778061312719" calcext:value-type="float">
            <text:p>0,4697780613</text:p>
          </table:table-cell>
          <table:table-cell table:number-columns-repeated="3"/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0.907403" calcext:value-type="float">
            <text:p>0,907403</text:p>
          </table:table-cell>
          <table:table-cell office:value-type="float" office:value="0.328817" calcext:value-type="float">
            <text:p>0,328817</text:p>
          </table:table-cell>
          <table:table-cell office:value-type="float" office:value="0.898629" calcext:value-type="float">
            <text:p>0,898629</text:p>
          </table:table-cell>
          <table:table-cell office:value-type="float" office:value="0.907478" calcext:value-type="float">
            <text:p>0,907478</text:p>
          </table:table-cell>
          <table:table-cell office:value-type="float" office:value="0.666054" calcext:value-type="float">
            <text:p>0,666054</text:p>
          </table:table-cell>
          <table:table-cell table:number-columns-repeated="2"/>
          <table:table-cell table:formula="of:=[.$M$1] * [.I71] + (1-[.$M$1]) * [.B72]" office:value-type="float" office:value="0.433582038211443" calcext:value-type="float">
            <text:p>0,4335820382</text:p>
          </table:table-cell>
          <table:table-cell table:formula="of:=[.$M$1] * [.J71] + (1-[.$M$1]) * [.C72]" office:value-type="float" office:value="0.441585849050175" calcext:value-type="float">
            <text:p>0,4415858491</text:p>
          </table:table-cell>
          <table:table-cell table:number-columns-repeated="3"/>
        </table:table-row>
        <table:table-row table:style-name="ro1">
          <table:table-cell office:value-type="float" office:value="35500" calcext:value-type="float">
            <text:p>35500</text:p>
          </table:table-cell>
          <table:table-cell office:value-type="float" office:value="0.430445" calcext:value-type="float">
            <text:p>0,430445</text:p>
          </table:table-cell>
          <table:table-cell office:value-type="float" office:value="0.565203" calcext:value-type="float">
            <text:p>0,565203</text:p>
          </table:table-cell>
          <table:table-cell office:value-type="float" office:value="0.916482" calcext:value-type="float">
            <text:p>0,916482</text:p>
          </table:table-cell>
          <table:table-cell office:value-type="float" office:value="0.978223" calcext:value-type="float">
            <text:p>0,978223</text:p>
          </table:table-cell>
          <table:table-cell office:value-type="float" office:value="0.404087" calcext:value-type="float">
            <text:p>0,404087</text:p>
          </table:table-cell>
          <table:table-cell table:number-columns-repeated="2"/>
          <table:table-cell table:formula="of:=[.$M$1] * [.I72] + (1-[.$M$1]) * [.B73]" office:value-type="float" office:value="0.432954630569154" calcext:value-type="float">
            <text:p>0,4329546306</text:p>
          </table:table-cell>
          <table:table-cell table:formula="of:=[.$M$1] * [.J72] + (1-[.$M$1]) * [.C73]" office:value-type="float" office:value="0.46630927924014" calcext:value-type="float">
            <text:p>0,4663092792</text:p>
          </table:table-cell>
          <table:table-cell table:number-columns-repeated="3"/>
        </table:table-row>
        <table:table-row table:style-name="ro1">
          <table:table-cell office:value-type="float" office:value="36000" calcext:value-type="float">
            <text:p>36000</text:p>
          </table:table-cell>
          <table:table-cell office:value-type="float" office:value="0.244038" calcext:value-type="float">
            <text:p>0,244038</text:p>
          </table:table-cell>
          <table:table-cell office:value-type="float" office:value="0.614017" calcext:value-type="float">
            <text:p>0,614017</text:p>
          </table:table-cell>
          <table:table-cell office:value-type="float" office:value="0.90932" calcext:value-type="float">
            <text:p>0,90932</text:p>
          </table:table-cell>
          <table:table-cell office:value-type="float" office:value="0.994216" calcext:value-type="float">
            <text:p>0,994216</text:p>
          </table:table-cell>
          <table:table-cell office:value-type="float" office:value="0.26721" calcext:value-type="float">
            <text:p>0,26721</text:p>
          </table:table-cell>
          <table:table-cell table:number-columns-repeated="2"/>
          <table:table-cell table:formula="of:=[.$M$1] * [.I73] + (1-[.$M$1]) * [.B74]" office:value-type="float" office:value="0.395171304455324" calcext:value-type="float">
            <text:p>0,3951713045</text:p>
          </table:table-cell>
          <table:table-cell table:formula="of:=[.$M$1] * [.J73] + (1-[.$M$1]) * [.C74]" office:value-type="float" office:value="0.495850823392112" calcext:value-type="float">
            <text:p>0,4958508234</text:p>
          </table:table-cell>
          <table:table-cell table:number-columns-repeated="3"/>
        </table:table-row>
        <table:table-row table:style-name="ro1">
          <table:table-cell office:value-type="float" office:value="36500" calcext:value-type="float">
            <text:p>36500</text:p>
          </table:table-cell>
          <table:table-cell office:value-type="float" office:value="0.139417" calcext:value-type="float">
            <text:p>0,139417</text:p>
          </table:table-cell>
          <table:table-cell office:value-type="float" office:value="0.711889" calcext:value-type="float">
            <text:p>0,711889</text:p>
          </table:table-cell>
          <table:table-cell office:value-type="float" office:value="0.894868" calcext:value-type="float">
            <text:p>0,894868</text:p>
          </table:table-cell>
          <table:table-cell office:value-type="float" office:value="0.999346" calcext:value-type="float">
            <text:p>0,999346</text:p>
          </table:table-cell>
          <table:table-cell office:value-type="float" office:value="0.150388" calcext:value-type="float">
            <text:p>0,150388</text:p>
          </table:table-cell>
          <table:table-cell table:number-columns-repeated="2"/>
          <table:table-cell table:formula="of:=[.$M$1] * [.I74] + (1-[.$M$1]) * [.B75]" office:value-type="float" office:value="0.344020443564259" calcext:value-type="float">
            <text:p>0,3440204436</text:p>
          </table:table-cell>
          <table:table-cell table:formula="of:=[.$M$1] * [.J74] + (1-[.$M$1]) * [.C75]" office:value-type="float" office:value="0.53905845871369" calcext:value-type="float">
            <text:p>0,5390584587</text:p>
          </table:table-cell>
          <table:table-cell table:number-columns-repeated="3"/>
        </table:table-row>
        <table:table-row table:style-name="ro1">
          <table:table-cell office:value-type="float" office:value="37000" calcext:value-type="float">
            <text:p>37000</text:p>
          </table:table-cell>
          <table:table-cell office:value-type="float" office:value="0.0886638" calcext:value-type="float">
            <text:p>0,0886638</text:p>
          </table:table-cell>
          <table:table-cell office:value-type="float" office:value="0.354173" calcext:value-type="float">
            <text:p>0,354173</text:p>
          </table:table-cell>
          <table:table-cell office:value-type="float" office:value="0.891844" calcext:value-type="float">
            <text:p>0,891844</text:p>
          </table:table-cell>
          <table:table-cell office:value-type="float" office:value="0.899126" calcext:value-type="float">
            <text:p>0,899126</text:p>
          </table:table-cell>
          <table:table-cell office:value-type="float" office:value="0.661733" calcext:value-type="float">
            <text:p>0,661733</text:p>
          </table:table-cell>
          <table:table-cell table:number-columns-repeated="2"/>
          <table:table-cell table:formula="of:=[.$M$1] * [.I75] + (1-[.$M$1]) * [.B76]" office:value-type="float" office:value="0.292949114851407" calcext:value-type="float">
            <text:p>0,2929491149</text:p>
          </table:table-cell>
          <table:table-cell table:formula="of:=[.$M$1] * [.J75] + (1-[.$M$1]) * [.C76]" office:value-type="float" office:value="0.502081366970952" calcext:value-type="float">
            <text:p>0,502081367</text:p>
          </table:table-cell>
          <table:table-cell table:number-columns-repeated="3"/>
        </table:table-row>
        <table:table-row table:style-name="ro1">
          <table:table-cell office:value-type="float" office:value="37500" calcext:value-type="float">
            <text:p>37500</text:p>
          </table:table-cell>
          <table:table-cell office:value-type="float" office:value="0.148331" calcext:value-type="float">
            <text:p>0,148331</text:p>
          </table:table-cell>
          <table:table-cell office:value-type="float" office:value="0.488952" calcext:value-type="float">
            <text:p>0,488952</text:p>
          </table:table-cell>
          <table:table-cell office:value-type="float" office:value="0.928711" calcext:value-type="float">
            <text:p>0,928711</text:p>
          </table:table-cell>
          <table:table-cell office:value-type="float" office:value="0.989457" calcext:value-type="float">
            <text:p>0,989457</text:p>
          </table:table-cell>
          <table:table-cell office:value-type="float" office:value="0.418814" calcext:value-type="float">
            <text:p>0,418814</text:p>
          </table:table-cell>
          <table:table-cell table:number-columns-repeated="2"/>
          <table:table-cell table:formula="of:=[.$M$1] * [.I76] + (1-[.$M$1]) * [.B77]" office:value-type="float" office:value="0.264025491881126" calcext:value-type="float">
            <text:p>0,2640254919</text:p>
          </table:table-cell>
          <table:table-cell table:formula="of:=[.$M$1] * [.J76] + (1-[.$M$1]) * [.C77]" office:value-type="float" office:value="0.499455493576761" calcext:value-type="float">
            <text:p>0,4994554936</text:p>
          </table:table-cell>
          <table:table-cell table:number-columns-repeated="3"/>
        </table:table-row>
        <table:table-row table:style-name="ro1">
          <table:table-cell office:value-type="float" office:value="38000" calcext:value-type="float">
            <text:p>38000</text:p>
          </table:table-cell>
          <table:table-cell office:value-type="float" office:value="0.0803742" calcext:value-type="float">
            <text:p>0,0803742</text:p>
          </table:table-cell>
          <table:table-cell office:value-type="float" office:value="0.493856" calcext:value-type="float">
            <text:p>0,493856</text:p>
          </table:table-cell>
          <table:table-cell office:value-type="float" office:value="0.930569" calcext:value-type="float">
            <text:p>0,930569</text:p>
          </table:table-cell>
          <table:table-cell office:value-type="float" office:value="0.990165" calcext:value-type="float">
            <text:p>0,990165</text:p>
          </table:table-cell>
          <table:table-cell office:value-type="float" office:value="0.427253" calcext:value-type="float">
            <text:p>0,427253</text:p>
          </table:table-cell>
          <table:table-cell table:number-columns-repeated="2"/>
          <table:table-cell table:formula="of:=[.$M$1] * [.I77] + (1-[.$M$1]) * [.B78]" office:value-type="float" office:value="0.227295233504901" calcext:value-type="float">
            <text:p>0,2272952335</text:p>
          </table:table-cell>
          <table:table-cell table:formula="of:=[.$M$1] * [.J77] + (1-[.$M$1]) * [.C78]" office:value-type="float" office:value="0.498335594861409" calcext:value-type="float">
            <text:p>0,4983355949</text:p>
          </table:table-cell>
          <table:table-cell table:number-columns-repeated="3"/>
        </table:table-row>
        <table:table-row table:style-name="ro1">
          <table:table-cell office:value-type="float" office:value="38500" calcext:value-type="float">
            <text:p>38500</text:p>
          </table:table-cell>
          <table:table-cell office:value-type="float" office:value="0.478578" calcext:value-type="float">
            <text:p>0,478578</text:p>
          </table:table-cell>
          <table:table-cell office:value-type="float" office:value="0.539412" calcext:value-type="float">
            <text:p>0,539412</text:p>
          </table:table-cell>
          <table:table-cell office:value-type="float" office:value="0.918038" calcext:value-type="float">
            <text:p>0,918038</text:p>
          </table:table-cell>
          <table:table-cell office:value-type="float" office:value="0.986042" calcext:value-type="float">
            <text:p>0,986042</text:p>
          </table:table-cell>
          <table:table-cell office:value-type="float" office:value="0.369067" calcext:value-type="float">
            <text:p>0,369067</text:p>
          </table:table-cell>
          <table:table-cell table:number-columns-repeated="2"/>
          <table:table-cell table:formula="of:=[.$M$1] * [.I78] + (1-[.$M$1]) * [.B79]" office:value-type="float" office:value="0.27755178680392" calcext:value-type="float">
            <text:p>0,2775517868</text:p>
          </table:table-cell>
          <table:table-cell table:formula="of:=[.$M$1] * [.J78] + (1-[.$M$1]) * [.C79]" office:value-type="float" office:value="0.506550875889127" calcext:value-type="float">
            <text:p>0,5065508759</text:p>
          </table:table-cell>
          <table:table-cell table:number-columns-repeated="3"/>
        </table:table-row>
        <table:table-row table:style-name="ro1">
          <table:table-cell office:value-type="float" office:value="39000" calcext:value-type="float">
            <text:p>39000</text:p>
          </table:table-cell>
          <table:table-cell office:value-type="float" office:value="0.125532" calcext:value-type="float">
            <text:p>0,125532</text:p>
          </table:table-cell>
          <table:table-cell office:value-type="float" office:value="0.840981" calcext:value-type="float">
            <text:p>0,840981</text:p>
          </table:table-cell>
          <table:table-cell office:value-type="float" office:value="0.856158" calcext:value-type="float">
            <text:p>0,856158</text:p>
          </table:table-cell>
          <table:table-cell office:value-type="float" office:value="0.965336" calcext:value-type="float">
            <text:p>0,965336</text:p>
          </table:table-cell>
          <table:table-cell office:value-type="float" office:value="0.111024" calcext:value-type="float">
            <text:p>0,111024</text:p>
          </table:table-cell>
          <table:table-cell table:number-columns-repeated="2"/>
          <table:table-cell table:formula="of:=[.$M$1] * [.I79] + (1-[.$M$1]) * [.B80]" office:value-type="float" office:value="0.247147829443136" calcext:value-type="float">
            <text:p>0,2471478294</text:p>
          </table:table-cell>
          <table:table-cell table:formula="of:=[.$M$1] * [.J79] + (1-[.$M$1]) * [.C80]" office:value-type="float" office:value="0.573436900711302" calcext:value-type="float">
            <text:p>0,5734369007</text:p>
          </table:table-cell>
          <table:table-cell table:number-columns-repeated="3"/>
        </table:table-row>
        <table:table-row table:style-name="ro1">
          <table:table-cell office:value-type="float" office:value="39500" calcext:value-type="float">
            <text:p>39500</text:p>
          </table:table-cell>
          <table:table-cell office:value-type="float" office:value="0.303228" calcext:value-type="float">
            <text:p>0,303228</text:p>
          </table:table-cell>
          <table:table-cell office:value-type="float" office:value="0.366351" calcext:value-type="float">
            <text:p>0,366351</text:p>
          </table:table-cell>
          <table:table-cell office:value-type="float" office:value="0.933566" calcext:value-type="float">
            <text:p>0,933566</text:p>
          </table:table-cell>
          <table:table-cell office:value-type="float" office:value="0.96211" calcext:value-type="float">
            <text:p>0,96211</text:p>
          </table:table-cell>
          <table:table-cell office:value-type="float" office:value="0.591862" calcext:value-type="float">
            <text:p>0,591862</text:p>
          </table:table-cell>
          <table:table-cell table:number-columns-repeated="2"/>
          <table:table-cell table:formula="of:=[.$M$1] * [.I80] + (1-[.$M$1]) * [.B81]" office:value-type="float" office:value="0.258363863554509" calcext:value-type="float">
            <text:p>0,2583638636</text:p>
          </table:table-cell>
          <table:table-cell table:formula="of:=[.$M$1] * [.J80] + (1-[.$M$1]) * [.C81]" office:value-type="float" office:value="0.532019720569041" calcext:value-type="float">
            <text:p>0,5320197206</text:p>
          </table:table-cell>
          <table:table-cell table:number-columns-repeated="3"/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201412" calcext:value-type="float">
            <text:p>0,201412</text:p>
          </table:table-cell>
          <table:table-cell office:value-type="float" office:value="1.65823" calcext:value-type="float">
            <text:p>1,65823</text:p>
          </table:table-cell>
          <table:table-cell office:value-type="float" office:value="0.664424" calcext:value-type="float">
            <text:p>0,664424</text:p>
          </table:table-cell>
          <table:table-cell office:value-type="float" office:value="0.750471" calcext:value-type="float">
            <text:p>0,750471</text:p>
          </table:table-cell>
          <table:table-cell office:value-type="float" office:value="0.0790081" calcext:value-type="float">
            <text:p>0,0790081</text:p>
          </table:table-cell>
          <table:table-cell table:number-columns-repeated="2"/>
          <table:table-cell table:formula="of:=[.$M$1] * [.I81] + (1-[.$M$1]) * [.B82]" office:value-type="float" office:value="0.246973490843607" calcext:value-type="float">
            <text:p>0,2469734908</text:p>
          </table:table-cell>
          <table:table-cell table:formula="of:=[.$M$1] * [.J81] + (1-[.$M$1]) * [.C82]" office:value-type="float" office:value="0.757261776455233" calcext:value-type="float">
            <text:p>0,7572617765</text:p>
          </table:table-cell>
          <table:table-cell table:number-columns-repeated="3"/>
        </table:table-row>
        <table:table-row table:style-name="ro1">
          <table:table-cell office:value-type="float" office:value="40500" calcext:value-type="float">
            <text:p>40500</text:p>
          </table:table-cell>
          <table:table-cell office:value-type="float" office:value="0.291963" calcext:value-type="float">
            <text:p>0,291963</text:p>
          </table:table-cell>
          <table:table-cell office:value-type="float" office:value="0.698997" calcext:value-type="float">
            <text:p>0,698997</text:p>
          </table:table-cell>
          <table:table-cell office:value-type="float" office:value="0.862062" calcext:value-type="float">
            <text:p>0,862062</text:p>
          </table:table-cell>
          <table:table-cell office:value-type="float" office:value="0.952113" calcext:value-type="float">
            <text:p>0,952113</text:p>
          </table:table-cell>
          <table:table-cell office:value-type="float" office:value="0.222773" calcext:value-type="float">
            <text:p>0,222773</text:p>
          </table:table-cell>
          <table:table-cell table:number-columns-repeated="2"/>
          <table:table-cell table:formula="of:=[.$M$1] * [.I82] + (1-[.$M$1]) * [.B83]" office:value-type="float" office:value="0.255971392674886" calcext:value-type="float">
            <text:p>0,2559713927</text:p>
          </table:table-cell>
          <table:table-cell table:formula="of:=[.$M$1] * [.J82] + (1-[.$M$1]) * [.C83]" office:value-type="float" office:value="0.745608821164186" calcext:value-type="float">
            <text:p>0,7456088212</text:p>
          </table:table-cell>
          <table:table-cell table:number-columns-repeated="3"/>
        </table:table-row>
        <table:table-row table:style-name="ro1">
          <table:table-cell office:value-type="float" office:value="41000" calcext:value-type="float">
            <text:p>41000</text:p>
          </table:table-cell>
          <table:table-cell office:value-type="float" office:value="0.082464" calcext:value-type="float">
            <text:p>0,082464</text:p>
          </table:table-cell>
          <table:table-cell office:value-type="float" office:value="0.423249" calcext:value-type="float">
            <text:p>0,423249</text:p>
          </table:table-cell>
          <table:table-cell office:value-type="float" office:value="0.933314" calcext:value-type="float">
            <text:p>0,933314</text:p>
          </table:table-cell>
          <table:table-cell office:value-type="float" office:value="0.982007" calcext:value-type="float">
            <text:p>0,982007</text:p>
          </table:table-cell>
          <table:table-cell office:value-type="float" office:value="0.47001" calcext:value-type="float">
            <text:p>0,47001</text:p>
          </table:table-cell>
          <table:table-cell table:number-columns-repeated="2"/>
          <table:table-cell table:formula="of:=[.$M$1] * [.I83] + (1-[.$M$1]) * [.B84]" office:value-type="float" office:value="0.221269914139909" calcext:value-type="float">
            <text:p>0,2212699141</text:p>
          </table:table-cell>
          <table:table-cell table:formula="of:=[.$M$1] * [.J83] + (1-[.$M$1]) * [.C84]" office:value-type="float" office:value="0.681136856931349" calcext:value-type="float">
            <text:p>0,6811368569</text:p>
          </table:table-cell>
          <table:table-cell table:number-columns-repeated="3"/>
        </table:table-row>
        <table:table-row table:style-name="ro1">
          <table:table-cell office:value-type="float" office:value="41500" calcext:value-type="float">
            <text:p>41500</text:p>
          </table:table-cell>
          <table:table-cell office:value-type="float" office:value="0.227128" calcext:value-type="float">
            <text:p>0,227128</text:p>
          </table:table-cell>
          <table:table-cell office:value-type="float" office:value="0.476097" calcext:value-type="float">
            <text:p>0,476097</text:p>
          </table:table-cell>
          <table:table-cell office:value-type="float" office:value="0.928549" calcext:value-type="float">
            <text:p>0,928549</text:p>
          </table:table-cell>
          <table:table-cell office:value-type="float" office:value="0.98585" calcext:value-type="float">
            <text:p>0,98585</text:p>
          </table:table-cell>
          <table:table-cell office:value-type="float" office:value="0.434292" calcext:value-type="float">
            <text:p>0,434292</text:p>
          </table:table-cell>
          <table:table-cell table:number-columns-repeated="2"/>
          <table:table-cell table:formula="of:=[.$M$1] * [.I84] + (1-[.$M$1]) * [.B85]" office:value-type="float" office:value="0.222441531311927" calcext:value-type="float">
            <text:p>0,2224415313</text:p>
          </table:table-cell>
          <table:table-cell table:formula="of:=[.$M$1] * [.J84] + (1-[.$M$1]) * [.C85]" office:value-type="float" office:value="0.640128885545079" calcext:value-type="float">
            <text:p>0,6401288855</text:p>
          </table:table-cell>
          <table:table-cell table:number-columns-repeated="3"/>
        </table:table-row>
        <table:table-row table:style-name="ro1">
          <table:table-cell office:value-type="float" office:value="42000" calcext:value-type="float">
            <text:p>42000</text:p>
          </table:table-cell>
          <table:table-cell office:value-type="float" office:value="0.173652" calcext:value-type="float">
            <text:p>0,173652</text:p>
          </table:table-cell>
          <table:table-cell office:value-type="float" office:value="0.577291" calcext:value-type="float">
            <text:p>0,577291</text:p>
          </table:table-cell>
          <table:table-cell office:value-type="float" office:value="0.91983" calcext:value-type="float">
            <text:p>0,91983</text:p>
          </table:table-cell>
          <table:table-cell office:value-type="float" office:value="0.993054" calcext:value-type="float">
            <text:p>0,993054</text:p>
          </table:table-cell>
          <table:table-cell office:value-type="float" office:value="0.337249" calcext:value-type="float">
            <text:p>0,337249</text:p>
          </table:table-cell>
          <table:table-cell table:number-columns-repeated="2"/>
          <table:table-cell table:formula="of:=[.$M$1] * [.I85] + (1-[.$M$1]) * [.B86]" office:value-type="float" office:value="0.212683625049541" calcext:value-type="float">
            <text:p>0,212683625</text:p>
          </table:table-cell>
          <table:table-cell table:formula="of:=[.$M$1] * [.J85] + (1-[.$M$1]) * [.C86]" office:value-type="float" office:value="0.627561308436063" calcext:value-type="float">
            <text:p>0,6275613084</text:p>
          </table:table-cell>
          <table:table-cell table:number-columns-repeated="3"/>
        </table:table-row>
        <table:table-row table:style-name="ro1">
          <table:table-cell office:value-type="float" office:value="42500" calcext:value-type="float">
            <text:p>42500</text:p>
          </table:table-cell>
          <table:table-cell office:value-type="float" office:value="0.483752" calcext:value-type="float">
            <text:p>0,483752</text:p>
          </table:table-cell>
          <table:table-cell office:value-type="float" office:value="0.605535" calcext:value-type="float">
            <text:p>0,605535</text:p>
          </table:table-cell>
          <table:table-cell office:value-type="float" office:value="0.904947" calcext:value-type="float">
            <text:p>0,904947</text:p>
          </table:table-cell>
          <table:table-cell office:value-type="float" office:value="0.993345" calcext:value-type="float">
            <text:p>0,993345</text:p>
          </table:table-cell>
          <table:table-cell office:value-type="float" office:value="0.243844" calcext:value-type="float">
            <text:p>0,243844</text:p>
          </table:table-cell>
          <table:table-cell table:number-columns-repeated="2"/>
          <table:table-cell table:formula="of:=[.$M$1] * [.I86] + (1-[.$M$1]) * [.B87]" office:value-type="float" office:value="0.266897300039633" calcext:value-type="float">
            <text:p>0,2668973</text:p>
          </table:table-cell>
          <table:table-cell table:formula="of:=[.$M$1] * [.J86] + (1-[.$M$1]) * [.C87]" office:value-type="float" office:value="0.623156046748851" calcext:value-type="float">
            <text:p>0,6231560467</text:p>
          </table:table-cell>
          <table:table-cell table:number-columns-repeated="3"/>
        </table:table-row>
        <table:table-row table:style-name="ro1">
          <table:table-cell office:value-type="float" office:value="43000" calcext:value-type="float">
            <text:p>43000</text:p>
          </table:table-cell>
          <table:table-cell office:value-type="float" office:value="0.330241" calcext:value-type="float">
            <text:p>0,330241</text:p>
          </table:table-cell>
          <table:table-cell office:value-type="float" office:value="0.576178" calcext:value-type="float">
            <text:p>0,576178</text:p>
          </table:table-cell>
          <table:table-cell office:value-type="float" office:value="0.91871" calcext:value-type="float">
            <text:p>0,91871</text:p>
          </table:table-cell>
          <table:table-cell office:value-type="float" office:value="0.993985" calcext:value-type="float">
            <text:p>0,993985</text:p>
          </table:table-cell>
          <table:table-cell office:value-type="float" office:value="0.323376" calcext:value-type="float">
            <text:p>0,323376</text:p>
          </table:table-cell>
          <table:table-cell table:number-columns-repeated="2"/>
          <table:table-cell table:formula="of:=[.$M$1] * [.I87] + (1-[.$M$1]) * [.B88]" office:value-type="float" office:value="0.279566040031706" calcext:value-type="float">
            <text:p>0,27956604</text:p>
          </table:table-cell>
          <table:table-cell table:formula="of:=[.$M$1] * [.J87] + (1-[.$M$1]) * [.C88]" office:value-type="float" office:value="0.613760437399081" calcext:value-type="float">
            <text:p>0,6137604374</text:p>
          </table:table-cell>
          <table:table-cell table:number-columns-repeated="3"/>
        </table:table-row>
        <table:table-row table:style-name="ro1">
          <table:table-cell office:value-type="float" office:value="43500" calcext:value-type="float">
            <text:p>43500</text:p>
          </table:table-cell>
          <table:table-cell office:value-type="float" office:value="0.445438" calcext:value-type="float">
            <text:p>0,445438</text:p>
          </table:table-cell>
          <table:table-cell office:value-type="float" office:value="0.414534" calcext:value-type="float">
            <text:p>0,414534</text:p>
          </table:table-cell>
          <table:table-cell office:value-type="float" office:value="0.936684" calcext:value-type="float">
            <text:p>0,936684</text:p>
          </table:table-cell>
          <table:table-cell office:value-type="float" office:value="0.981611" calcext:value-type="float">
            <text:p>0,981611</text:p>
          </table:table-cell>
          <table:table-cell office:value-type="float" office:value="0.495046" calcext:value-type="float">
            <text:p>0,495046</text:p>
          </table:table-cell>
          <table:table-cell table:number-columns-repeated="2"/>
          <table:table-cell table:formula="of:=[.$M$1] * [.I88] + (1-[.$M$1]) * [.B89]" office:value-type="float" office:value="0.312740432025365" calcext:value-type="float">
            <text:p>0,312740432</text:p>
          </table:table-cell>
          <table:table-cell table:formula="of:=[.$M$1] * [.J88] + (1-[.$M$1]) * [.C89]" office:value-type="float" office:value="0.573915149919265" calcext:value-type="float">
            <text:p>0,5739151499</text:p>
          </table:table-cell>
          <table:table-cell table:number-columns-repeated="3"/>
        </table:table-row>
        <table:table-row table:style-name="ro1">
          <table:table-cell office:value-type="float" office:value="44000" calcext:value-type="float">
            <text:p>44000</text:p>
          </table:table-cell>
          <table:table-cell office:value-type="float" office:value="0.0910147" calcext:value-type="float">
            <text:p>0,0910147</text:p>
          </table:table-cell>
          <table:table-cell office:value-type="float" office:value="0.501884" calcext:value-type="float">
            <text:p>0,501884</text:p>
          </table:table-cell>
          <table:table-cell office:value-type="float" office:value="0.921615" calcext:value-type="float">
            <text:p>0,921615</text:p>
          </table:table-cell>
          <table:table-cell office:value-type="float" office:value="0.980805" calcext:value-type="float">
            <text:p>0,980805</text:p>
          </table:table-cell>
          <table:table-cell office:value-type="float" office:value="0.443126" calcext:value-type="float">
            <text:p>0,443126</text:p>
          </table:table-cell>
          <table:table-cell table:number-columns-repeated="2"/>
          <table:table-cell table:formula="of:=[.$M$1] * [.I89] + (1-[.$M$1]) * [.B90]" office:value-type="float" office:value="0.268395285620292" calcext:value-type="float">
            <text:p>0,2683952856</text:p>
          </table:table-cell>
          <table:table-cell table:formula="of:=[.$M$1] * [.J89] + (1-[.$M$1]) * [.C90]" office:value-type="float" office:value="0.559508919935412" calcext:value-type="float">
            <text:p>0,5595089199</text:p>
          </table:table-cell>
          <table:table-cell table:number-columns-repeated="3"/>
        </table:table-row>
        <table:table-row table:style-name="ro1">
          <table:table-cell office:value-type="float" office:value="44500" calcext:value-type="float">
            <text:p>44500</text:p>
          </table:table-cell>
          <table:table-cell office:value-type="float" office:value="0.316035" calcext:value-type="float">
            <text:p>0,316035</text:p>
          </table:table-cell>
          <table:table-cell office:value-type="float" office:value="0.362511" calcext:value-type="float">
            <text:p>0,362511</text:p>
          </table:table-cell>
          <table:table-cell office:value-type="float" office:value="0.917226" calcext:value-type="float">
            <text:p>0,917226</text:p>
          </table:table-cell>
          <table:table-cell office:value-type="float" office:value="0.936449" calcext:value-type="float">
            <text:p>0,936449</text:p>
          </table:table-cell>
          <table:table-cell office:value-type="float" office:value="0.627498" calcext:value-type="float">
            <text:p>0,627498</text:p>
          </table:table-cell>
          <table:table-cell table:number-columns-repeated="2"/>
          <table:table-cell table:formula="of:=[.$M$1] * [.I90] + (1-[.$M$1]) * [.B91]" office:value-type="float" office:value="0.277923228496234" calcext:value-type="float">
            <text:p>0,2779232285</text:p>
          </table:table-cell>
          <table:table-cell table:formula="of:=[.$M$1] * [.J90] + (1-[.$M$1]) * [.C91]" office:value-type="float" office:value="0.520109335948329" calcext:value-type="float">
            <text:p>0,5201093359</text:p>
          </table:table-cell>
          <table:table-cell table:number-columns-repeated="3"/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0.159957" calcext:value-type="float">
            <text:p>0,159957</text:p>
          </table:table-cell>
          <table:table-cell office:value-type="float" office:value="0.402604" calcext:value-type="float">
            <text:p>0,402604</text:p>
          </table:table-cell>
          <table:table-cell office:value-type="float" office:value="0.941853" calcext:value-type="float">
            <text:p>0,941853</text:p>
          </table:table-cell>
          <table:table-cell office:value-type="float" office:value="0.982958" calcext:value-type="float">
            <text:p>0,982958</text:p>
          </table:table-cell>
          <table:table-cell office:value-type="float" office:value="0.525959" calcext:value-type="float">
            <text:p>0,525959</text:p>
          </table:table-cell>
          <table:table-cell table:number-columns-repeated="2"/>
          <table:table-cell table:formula="of:=[.$M$1] * [.I91] + (1-[.$M$1]) * [.B92]" office:value-type="float" office:value="0.254329982796987" calcext:value-type="float">
            <text:p>0,2543299828</text:p>
          </table:table-cell>
          <table:table-cell table:formula="of:=[.$M$1] * [.J91] + (1-[.$M$1]) * [.C92]" office:value-type="float" office:value="0.496608268758664" calcext:value-type="float">
            <text:p>0,4966082688</text:p>
          </table:table-cell>
          <table:table-cell table:number-columns-repeated="3"/>
        </table:table-row>
        <table:table-row table:style-name="ro1">
          <table:table-cell office:value-type="float" office:value="45500" calcext:value-type="float">
            <text:p>45500</text:p>
          </table:table-cell>
          <table:table-cell office:value-type="float" office:value="0.140676" calcext:value-type="float">
            <text:p>0,140676</text:p>
          </table:table-cell>
          <table:table-cell office:value-type="float" office:value="0.551668" calcext:value-type="float">
            <text:p>0,551668</text:p>
          </table:table-cell>
          <table:table-cell office:value-type="float" office:value="0.920315" calcext:value-type="float">
            <text:p>0,920315</text:p>
          </table:table-cell>
          <table:table-cell office:value-type="float" office:value="0.9922" calcext:value-type="float">
            <text:p>0,9922</text:p>
          </table:table-cell>
          <table:table-cell office:value-type="float" office:value="0.349048" calcext:value-type="float">
            <text:p>0,349048</text:p>
          </table:table-cell>
          <table:table-cell table:number-columns-repeated="2"/>
          <table:table-cell table:formula="of:=[.$M$1] * [.I92] + (1-[.$M$1]) * [.B93]" office:value-type="float" office:value="0.23159918623759" calcext:value-type="float">
            <text:p>0,2315991862</text:p>
          </table:table-cell>
          <table:table-cell table:formula="of:=[.$M$1] * [.J92] + (1-[.$M$1]) * [.C93]" office:value-type="float" office:value="0.507620215006931" calcext:value-type="float">
            <text:p>0,507620215</text:p>
          </table:table-cell>
          <table:table-cell table:number-columns-repeated="3"/>
        </table:table-row>
        <table:table-row table:style-name="ro1">
          <table:table-cell office:value-type="float" office:value="46000" calcext:value-type="float">
            <text:p>46000</text:p>
          </table:table-cell>
          <table:table-cell office:value-type="float" office:value="0.254209" calcext:value-type="float">
            <text:p>0,254209</text:p>
          </table:table-cell>
          <table:table-cell office:value-type="float" office:value="0.613852" calcext:value-type="float">
            <text:p>0,613852</text:p>
          </table:table-cell>
          <table:table-cell office:value-type="float" office:value="0.871526" calcext:value-type="float">
            <text:p>0,871526</text:p>
          </table:table-cell>
          <table:table-cell office:value-type="float" office:value="0.939047" calcext:value-type="float">
            <text:p>0,939047</text:p>
          </table:table-cell>
          <table:table-cell office:value-type="float" office:value="0.338958" calcext:value-type="float">
            <text:p>0,338958</text:p>
          </table:table-cell>
          <table:table-cell table:number-columns-repeated="2"/>
          <table:table-cell table:formula="of:=[.$M$1] * [.I93] + (1-[.$M$1]) * [.B94]" office:value-type="float" office:value="0.236121148990072" calcext:value-type="float">
            <text:p>0,236121149</text:p>
          </table:table-cell>
          <table:table-cell table:formula="of:=[.$M$1] * [.J93] + (1-[.$M$1]) * [.C94]" office:value-type="float" office:value="0.528866572005545" calcext:value-type="float">
            <text:p>0,528866572</text:p>
          </table:table-cell>
          <table:table-cell table:number-columns-repeated="3"/>
        </table:table-row>
        <table:table-row table:style-name="ro1">
          <table:table-cell office:value-type="float" office:value="46500" calcext:value-type="float">
            <text:p>46500</text:p>
          </table:table-cell>
          <table:table-cell office:value-type="float" office:value="0.185032" calcext:value-type="float">
            <text:p>0,185032</text:p>
          </table:table-cell>
          <table:table-cell office:value-type="float" office:value="0.391928" calcext:value-type="float">
            <text:p>0,391928</text:p>
          </table:table-cell>
          <table:table-cell office:value-type="float" office:value="0.832855" calcext:value-type="float">
            <text:p>0,832855</text:p>
          </table:table-cell>
          <table:table-cell office:value-type="float" office:value="0.829014" calcext:value-type="float">
            <text:p>0,829014</text:p>
          </table:table-cell>
          <table:table-cell office:value-type="float" office:value="0.703845" calcext:value-type="float">
            <text:p>0,703845</text:p>
          </table:table-cell>
          <table:table-cell table:number-columns-repeated="2"/>
          <table:table-cell table:formula="of:=[.$M$1] * [.I94] + (1-[.$M$1]) * [.B95]" office:value-type="float" office:value="0.225903319192057" calcext:value-type="float">
            <text:p>0,2259033192</text:p>
          </table:table-cell>
          <table:table-cell table:formula="of:=[.$M$1] * [.J94] + (1-[.$M$1]) * [.C95]" office:value-type="float" office:value="0.501478857604436" calcext:value-type="float">
            <text:p>0,5014788576</text:p>
          </table:table-cell>
          <table:table-cell table:number-columns-repeated="3"/>
        </table:table-row>
        <table:table-row table:style-name="ro1">
          <table:table-cell office:value-type="float" office:value="47000" calcext:value-type="float">
            <text:p>47000</text:p>
          </table:table-cell>
          <table:table-cell office:value-type="float" office:value="0.0791077" calcext:value-type="float">
            <text:p>0,0791077</text:p>
          </table:table-cell>
          <table:table-cell office:value-type="float" office:value="0.318995" calcext:value-type="float">
            <text:p>0,318995</text:p>
          </table:table-cell>
          <table:table-cell office:value-type="float" office:value="0.911284" calcext:value-type="float">
            <text:p>0,911284</text:p>
          </table:table-cell>
          <table:table-cell office:value-type="float" office:value="0.919619" calcext:value-type="float">
            <text:p>0,919619</text:p>
          </table:table-cell>
          <table:table-cell office:value-type="float" office:value="0.672245" calcext:value-type="float">
            <text:p>0,672245</text:p>
          </table:table-cell>
          <table:table-cell table:number-columns-repeated="2"/>
          <table:table-cell table:formula="of:=[.$M$1] * [.I95] + (1-[.$M$1]) * [.B96]" office:value-type="float" office:value="0.196544195353646" calcext:value-type="float">
            <text:p>0,1965441954</text:p>
          </table:table-cell>
          <table:table-cell table:formula="of:=[.$M$1] * [.J95] + (1-[.$M$1]) * [.C96]" office:value-type="float" office:value="0.464982086083549" calcext:value-type="float">
            <text:p>0,4649820861</text:p>
          </table:table-cell>
          <table:table-cell table:number-columns-repeated="3"/>
        </table:table-row>
        <table:table-row table:style-name="ro1">
          <table:table-cell office:value-type="float" office:value="47500" calcext:value-type="float">
            <text:p>47500</text:p>
          </table:table-cell>
          <table:table-cell office:value-type="float" office:value="1.95597" calcext:value-type="float">
            <text:p>1,95597</text:p>
          </table:table-cell>
          <table:table-cell office:value-type="float" office:value="0.515714" calcext:value-type="float">
            <text:p>0,515714</text:p>
          </table:table-cell>
          <table:table-cell office:value-type="float" office:value="0.92225" calcext:value-type="float">
            <text:p>0,92225</text:p>
          </table:table-cell>
          <table:table-cell office:value-type="float" office:value="0.992475" calcext:value-type="float">
            <text:p>0,992475</text:p>
          </table:table-cell>
          <table:table-cell office:value-type="float" office:value="0.361724" calcext:value-type="float">
            <text:p>0,361724</text:p>
          </table:table-cell>
          <table:table-cell table:number-columns-repeated="2"/>
          <table:table-cell table:formula="of:=[.$M$1] * [.I96] + (1-[.$M$1]) * [.B97]" office:value-type="float" office:value="0.548429356282917" calcext:value-type="float">
            <text:p>0,5484293563</text:p>
          </table:table-cell>
          <table:table-cell table:formula="of:=[.$M$1] * [.J96] + (1-[.$M$1]) * [.C97]" office:value-type="float" office:value="0.475128468866839" calcext:value-type="float">
            <text:p>0,4751284689</text:p>
          </table:table-cell>
          <table:table-cell table:number-columns-repeated="3"/>
        </table:table-row>
        <table:table-row table:style-name="ro1">
          <table:table-cell office:value-type="float" office:value="48000" calcext:value-type="float">
            <text:p>48000</text:p>
          </table:table-cell>
          <table:table-cell office:value-type="float" office:value="0.0852431" calcext:value-type="float">
            <text:p>0,0852431</text:p>
          </table:table-cell>
          <table:table-cell office:value-type="float" office:value="0.378321" calcext:value-type="float">
            <text:p>0,378321</text:p>
          </table:table-cell>
          <table:table-cell office:value-type="float" office:value="0.895904" calcext:value-type="float">
            <text:p>0,895904</text:p>
          </table:table-cell>
          <table:table-cell office:value-type="float" office:value="0.914491" calcext:value-type="float">
            <text:p>0,914491</text:p>
          </table:table-cell>
          <table:table-cell office:value-type="float" office:value="0.597506" calcext:value-type="float">
            <text:p>0,597506</text:p>
          </table:table-cell>
          <table:table-cell table:number-columns-repeated="2"/>
          <table:table-cell table:formula="of:=[.$M$1] * [.I97] + (1-[.$M$1]) * [.B98]" office:value-type="float" office:value="0.455792105026333" calcext:value-type="float">
            <text:p>0,455792105</text:p>
          </table:table-cell>
          <table:table-cell table:formula="of:=[.$M$1] * [.J97] + (1-[.$M$1]) * [.C98]" office:value-type="float" office:value="0.455766975093471" calcext:value-type="float">
            <text:p>0,4557669751</text:p>
          </table:table-cell>
          <table:table-cell table:number-columns-repeated="3"/>
        </table:table-row>
        <table:table-row table:style-name="ro1">
          <table:table-cell office:value-type="float" office:value="48500" calcext:value-type="float">
            <text:p>48500</text:p>
          </table:table-cell>
          <table:table-cell office:value-type="float" office:value="0.56" calcext:value-type="float">
            <text:p>0,56</text:p>
          </table:table-cell>
          <table:table-cell office:value-type="float" office:value="0.429303" calcext:value-type="float">
            <text:p>0,429303</text:p>
          </table:table-cell>
          <table:table-cell office:value-type="float" office:value="0.930653" calcext:value-type="float">
            <text:p>0,930653</text:p>
          </table:table-cell>
          <table:table-cell office:value-type="float" office:value="0.981153" calcext:value-type="float">
            <text:p>0,981153</text:p>
          </table:table-cell>
          <table:table-cell office:value-type="float" office:value="0.468174" calcext:value-type="float">
            <text:p>0,468174</text:p>
          </table:table-cell>
          <table:table-cell table:number-columns-repeated="2"/>
          <table:table-cell table:formula="of:=[.$M$1] * [.I98] + (1-[.$M$1]) * [.B99]" office:value-type="float" office:value="0.476633684021067" calcext:value-type="float">
            <text:p>0,476633684</text:p>
          </table:table-cell>
          <table:table-cell table:formula="of:=[.$M$1] * [.J98] + (1-[.$M$1]) * [.C99]" office:value-type="float" office:value="0.450474180074777" calcext:value-type="float">
            <text:p>0,4504741801</text:p>
          </table:table-cell>
          <table:table-cell table:number-columns-repeated="3"/>
        </table:table-row>
        <table:table-row table:style-name="ro1">
          <table:table-cell office:value-type="float" office:value="49000" calcext:value-type="float">
            <text:p>49000</text:p>
          </table:table-cell>
          <table:table-cell office:value-type="float" office:value="0.173961" calcext:value-type="float">
            <text:p>0,173961</text:p>
          </table:table-cell>
          <table:table-cell office:value-type="float" office:value="0.431249" calcext:value-type="float">
            <text:p>0,431249</text:p>
          </table:table-cell>
          <table:table-cell office:value-type="float" office:value="0.904551" calcext:value-type="float">
            <text:p>0,904551</text:p>
          </table:table-cell>
          <table:table-cell office:value-type="float" office:value="0.939159" calcext:value-type="float">
            <text:p>0,939159</text:p>
          </table:table-cell>
          <table:table-cell office:value-type="float" office:value="0.534779" calcext:value-type="float">
            <text:p>0,534779</text:p>
          </table:table-cell>
          <table:table-cell table:number-columns-repeated="2"/>
          <table:table-cell table:formula="of:=[.$M$1] * [.I99] + (1-[.$M$1]) * [.B100]" office:value-type="float" office:value="0.416099147216853" calcext:value-type="float">
            <text:p>0,4160991472</text:p>
          </table:table-cell>
          <table:table-cell table:formula="of:=[.$M$1] * [.J99] + (1-[.$M$1]) * [.C100]" office:value-type="float" office:value="0.446629144059822" calcext:value-type="float">
            <text:p>0,4466291441</text:p>
          </table:table-cell>
          <table:table-cell table:number-columns-repeated="3"/>
        </table:table-row>
        <table:table-row table:style-name="ro1">
          <table:table-cell office:value-type="float" office:value="49500" calcext:value-type="float">
            <text:p>49500</text:p>
          </table:table-cell>
          <table:table-cell office:value-type="float" office:value="0.184573" calcext:value-type="float">
            <text:p>0,184573</text:p>
          </table:table-cell>
          <table:table-cell office:value-type="float" office:value="0.723652" calcext:value-type="float">
            <text:p>0,723652</text:p>
          </table:table-cell>
          <table:table-cell office:value-type="float" office:value="0.874019" calcext:value-type="float">
            <text:p>0,874019</text:p>
          </table:table-cell>
          <table:table-cell office:value-type="float" office:value="0.986442" calcext:value-type="float">
            <text:p>0,986442</text:p>
          </table:table-cell>
          <table:table-cell office:value-type="float" office:value="0.099427" calcext:value-type="float">
            <text:p>0,099427</text:p>
          </table:table-cell>
          <table:table-cell table:number-columns-repeated="2"/>
          <table:table-cell table:formula="of:=[.$M$1] * [.I100] + (1-[.$M$1]) * [.B101]" office:value-type="float" office:value="0.369793917773483" calcext:value-type="float">
            <text:p>0,3697939178</text:p>
          </table:table-cell>
          <table:table-cell table:formula="of:=[.$M$1] * [.J100] + (1-[.$M$1]) * [.C101]" office:value-type="float" office:value="0.502033715247857" calcext:value-type="float">
            <text:p>0,502033715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0T19:25:57.470498445</dc:date>
    <meta:editing-duration>PT3M35S</meta:editing-duration>
    <meta:editing-cycles>1</meta:editing-cycles>
    <meta:document-statistic meta:table-count="1" meta:cell-count="81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5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.2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704cm" svg:height="12.113cm" xlink:href=".." xlink:type="simple" chart:class="chart:scatter" chart:style-name="ch1">
        <chart:legend chart:legend-position="end" svg:x="20.323cm" svg:y="5.508cm" style:legend-expansion="high" chart:style-name="ch2"/>
        <chart:plot-area chart:style-name="ch3" table:cell-range-address="results.A1:results.A101 results.I1:results.J101" chart:data-source-has-labels="row" svg:x="0.474cm" svg:y="0.242cm" svg:width="19.375cm" svg:height="11.629cm">
          <chartooo:coordinate-region svg:x="1.201cm" svg:y="0.442cm" svg:width="18.183cm" svg:height="10.78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results.I2:results.I101" chart:label-cell-address="results.I1:results.I1" chart:class="chart:scatter">
            <chart:domain table:cell-range-address="results.A2:results.A101"/>
            <chart:data-point chart:repeated="100"/>
          </chart:series>
          <chart:series chart:style-name="ch8" chart:values-cell-range-address="results.J2:results.J101" chart:label-cell-address="results.J1:results.J1" chart:class="chart:scatter">
            <chart:data-point chart:repeated="1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raining Loss</text:p>
                <draw:g>
                  <svg:desc>results.I1:results.I1</svg:desc>
                </draw:g>
              </table:table-cell>
              <table:table-cell office:value-type="string">
                <text:p>Test Loss</text:p>
                <draw:g>
                  <svg:desc>results.J1:results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results.A2:results.A101</svg:desc>
                </draw:g>
              </table:table-cell>
              <table:table-cell office:value-type="float" office:value="2.42542">
                <text:p>2.42542</text:p>
                <draw:g>
                  <svg:desc>results.I2:results.I101</svg:desc>
                </draw:g>
              </table:table-cell>
              <table:table-cell office:value-type="float" office:value="23.4047">
                <text:p>23.4047</text:p>
                <draw:g>
                  <svg:desc>results.J2:results.J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  <table:table-cell office:value-type="float" office:value="2.0076562">
                <text:p>2.0076562</text:p>
              </table:table-cell>
              <table:table-cell office:value-type="float" office:value="18.7940896">
                <text:p>18.7940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.65062396">
                <text:p>1.65062396</text:p>
              </table:table-cell>
              <table:table-cell office:value-type="float" office:value="15.11256548">
                <text:p>15.112565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1.365250768">
                <text:p>1.365250768</text:p>
              </table:table-cell>
              <table:table-cell office:value-type="float" office:value="12.175908184">
                <text:p>12.1759081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">
                <text:p>2000</text:p>
              </table:table-cell>
              <table:table-cell office:value-type="float" office:value="1.1419934144">
                <text:p>1.1419934144</text:p>
              </table:table-cell>
              <table:table-cell office:value-type="float" office:value="9.8401351472">
                <text:p>9.8401351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">
                <text:p>2500</text:p>
              </table:table-cell>
              <table:table-cell office:value-type="float" office:value="0.95656553152">
                <text:p>0.95656553152</text:p>
              </table:table-cell>
              <table:table-cell office:value-type="float" office:value="7.97666071776">
                <text:p>7.976660717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">
                <text:p>3000</text:p>
              </table:table-cell>
              <table:table-cell office:value-type="float" office:value="0.814030225216">
                <text:p>0.814030225216</text:p>
              </table:table-cell>
              <table:table-cell office:value-type="float" office:value="6.453575174208">
                <text:p>6.4535751742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">
                <text:p>3500</text:p>
              </table:table-cell>
              <table:table-cell office:value-type="float" office:value="0.7278731801728">
                <text:p>0.7278731801728</text:p>
              </table:table-cell>
              <table:table-cell office:value-type="float" office:value="5.2422063393664">
                <text:p>5.24220633936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">
                <text:p>4000</text:p>
              </table:table-cell>
              <table:table-cell office:value-type="float" office:value="0.65460674413824">
                <text:p>0.65460674413824</text:p>
              </table:table-cell>
              <table:table-cell office:value-type="float" office:value="4.27395867149312">
                <text:p>4.27395867149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">
                <text:p>4500</text:p>
              </table:table-cell>
              <table:table-cell office:value-type="float" office:value="0.596221795310592">
                <text:p>0.596221795310592</text:p>
              </table:table-cell>
              <table:table-cell office:value-type="float" office:value="3.4775477371945">
                <text:p>3.47754773719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">
                <text:p>5000</text:p>
              </table:table-cell>
              <table:table-cell office:value-type="float" office:value="0.516750036248474">
                <text:p>0.516750036248474</text:p>
              </table:table-cell>
              <table:table-cell office:value-type="float" office:value="2.8600699897556">
                <text:p>2.8600699897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">
                <text:p>5500</text:p>
              </table:table-cell>
              <table:table-cell office:value-type="float" office:value="0.483173828998779">
                <text:p>0.483173828998779</text:p>
              </table:table-cell>
              <table:table-cell office:value-type="float" office:value="2.38335379180448">
                <text:p>2.38335379180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">
                <text:p>6000</text:p>
              </table:table-cell>
              <table:table-cell office:value-type="float" office:value="0.429447663199023">
                <text:p>0.429447663199023</text:p>
              </table:table-cell>
              <table:table-cell office:value-type="float" office:value="1.99348063344358">
                <text:p>1.993480633443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00">
                <text:p>6500</text:p>
              </table:table-cell>
              <table:table-cell office:value-type="float" office:value="0.400752730559219">
                <text:p>0.400752730559219</text:p>
              </table:table-cell>
              <table:table-cell office:value-type="float" office:value="1.70033170675487">
                <text:p>1.7003317067548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00">
                <text:p>7000</text:p>
              </table:table-cell>
              <table:table-cell office:value-type="float" office:value="0.373066784447375">
                <text:p>0.373066784447375</text:p>
              </table:table-cell>
              <table:table-cell office:value-type="float" office:value="1.42299136540389">
                <text:p>1.4229913654038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00">
                <text:p>7500</text:p>
              </table:table-cell>
              <table:table-cell office:value-type="float" office:value="0.3271248275579">
                <text:p>0.3271248275579</text:p>
              </table:table-cell>
              <table:table-cell office:value-type="float" office:value="1.22263889232311">
                <text:p>1.222638892323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0.29907546204632">
                <text:p>0.29907546204632</text:p>
              </table:table-cell>
              <table:table-cell office:value-type="float" office:value="1.07931611385849">
                <text:p>1.079316113858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00">
                <text:p>8500</text:p>
              </table:table-cell>
              <table:table-cell office:value-type="float" office:value="0.262315969637056">
                <text:p>0.262315969637056</text:p>
              </table:table-cell>
              <table:table-cell office:value-type="float" office:value="0.968638891086793">
                <text:p>0.96863889108679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00">
                <text:p>9000</text:p>
              </table:table-cell>
              <table:table-cell office:value-type="float" office:value="0.243377375709645">
                <text:p>0.243377375709645</text:p>
              </table:table-cell>
              <table:table-cell office:value-type="float" office:value="0.888772512869435">
                <text:p>0.8887725128694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00">
                <text:p>9500</text:p>
              </table:table-cell>
              <table:table-cell office:value-type="float" office:value="0.222355700567716">
                <text:p>0.222355700567716</text:p>
              </table:table-cell>
              <table:table-cell office:value-type="float" office:value="0.786328210295548">
                <text:p>0.7863282102955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0">
                <text:p>10000</text:p>
              </table:table-cell>
              <table:table-cell office:value-type="float" office:value="0.225868760454173">
                <text:p>0.225868760454173</text:p>
              </table:table-cell>
              <table:table-cell office:value-type="float" office:value="0.722424768236438">
                <text:p>0.72242476823643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500">
                <text:p>10500</text:p>
              </table:table-cell>
              <table:table-cell office:value-type="float" office:value="0.229745208363338">
                <text:p>0.229745208363338</text:p>
              </table:table-cell>
              <table:table-cell office:value-type="float" office:value="0.63651081458915">
                <text:p>0.63651081458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000">
                <text:p>11000</text:p>
              </table:table-cell>
              <table:table-cell office:value-type="float" office:value="0.21270556669067">
                <text:p>0.21270556669067</text:p>
              </table:table-cell>
              <table:table-cell office:value-type="float" office:value="0.72523065167132">
                <text:p>0.7252306516713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500">
                <text:p>11500</text:p>
              </table:table-cell>
              <table:table-cell office:value-type="float" office:value="0.277091653352536">
                <text:p>0.277091653352536</text:p>
              </table:table-cell>
              <table:table-cell office:value-type="float" office:value="0.688152721337056">
                <text:p>0.6881527213370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000">
                <text:p>12000</text:p>
              </table:table-cell>
              <table:table-cell office:value-type="float" office:value="0.246873722682029">
                <text:p>0.246873722682029</text:p>
              </table:table-cell>
              <table:table-cell office:value-type="float" office:value="0.624693977069645">
                <text:p>0.6246939770696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500">
                <text:p>12500</text:p>
              </table:table-cell>
              <table:table-cell office:value-type="float" office:value="0.247153578145623">
                <text:p>0.247153578145623</text:p>
              </table:table-cell>
              <table:table-cell office:value-type="float" office:value="0.577174581655716">
                <text:p>0.5771745816557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000">
                <text:p>13000</text:p>
              </table:table-cell>
              <table:table-cell office:value-type="float" office:value="0.258236262516499">
                <text:p>0.258236262516499</text:p>
              </table:table-cell>
              <table:table-cell office:value-type="float" office:value="0.557401465324573">
                <text:p>0.5574014653245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500">
                <text:p>13500</text:p>
              </table:table-cell>
              <table:table-cell office:value-type="float" office:value="0.264112610013199">
                <text:p>0.264112610013199</text:p>
              </table:table-cell>
              <table:table-cell office:value-type="float" office:value="0.555630172259658">
                <text:p>0.5556301722596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000">
                <text:p>14000</text:p>
              </table:table-cell>
              <table:table-cell office:value-type="float" office:value="0.275934888010559">
                <text:p>0.275934888010559</text:p>
              </table:table-cell>
              <table:table-cell office:value-type="float" office:value="0.520368337807727">
                <text:p>0.5203683378077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500">
                <text:p>14500</text:p>
              </table:table-cell>
              <table:table-cell office:value-type="float" office:value="0.272043710408447">
                <text:p>0.272043710408447</text:p>
              </table:table-cell>
              <table:table-cell office:value-type="float" office:value="0.538749670246181">
                <text:p>0.5387496702461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000">
                <text:p>15000</text:p>
              </table:table-cell>
              <table:table-cell office:value-type="float" office:value="0.941406968326758">
                <text:p>0.941406968326758</text:p>
              </table:table-cell>
              <table:table-cell office:value-type="float" office:value="0.502870536196945">
                <text:p>0.50287053619694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500">
                <text:p>15500</text:p>
              </table:table-cell>
              <table:table-cell office:value-type="float" office:value="0.811923174661406">
                <text:p>0.811923174661406</text:p>
              </table:table-cell>
              <table:table-cell office:value-type="float" office:value="0.522074828957556">
                <text:p>0.5220748289575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6000">
                <text:p>16000</text:p>
              </table:table-cell>
              <table:table-cell office:value-type="float" office:value="0.709653539729125">
                <text:p>0.709653539729125</text:p>
              </table:table-cell>
              <table:table-cell office:value-type="float" office:value="0.544183663166045">
                <text:p>0.5441836631660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500">
                <text:p>16500</text:p>
              </table:table-cell>
              <table:table-cell office:value-type="float" office:value="0.6129334317833">
                <text:p>0.6129334317833</text:p>
              </table:table-cell>
              <table:table-cell office:value-type="float" office:value="0.529573930532836">
                <text:p>0.52957393053283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000">
                <text:p>17000</text:p>
              </table:table-cell>
              <table:table-cell office:value-type="float" office:value="0.56936034542664">
                <text:p>0.56936034542664</text:p>
              </table:table-cell>
              <table:table-cell office:value-type="float" office:value="0.516341544426269">
                <text:p>0.51634154442626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7500">
                <text:p>17500</text:p>
              </table:table-cell>
              <table:table-cell office:value-type="float" office:value="0.501164876341312">
                <text:p>0.501164876341312</text:p>
              </table:table-cell>
              <table:table-cell office:value-type="float" office:value="0.559090635541015">
                <text:p>0.5590906355410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8000">
                <text:p>18000</text:p>
              </table:table-cell>
              <table:table-cell office:value-type="float" office:value="0.56897230107305">
                <text:p>0.56897230107305</text:p>
              </table:table-cell>
              <table:table-cell office:value-type="float" office:value="0.566581508432812">
                <text:p>0.56658150843281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8500">
                <text:p>18500</text:p>
              </table:table-cell>
              <table:table-cell office:value-type="float" office:value="0.56107264085844">
                <text:p>0.56107264085844</text:p>
              </table:table-cell>
              <table:table-cell office:value-type="float" office:value="0.52805440674625">
                <text:p>0.528054406746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000">
                <text:p>19000</text:p>
              </table:table-cell>
              <table:table-cell office:value-type="float" office:value="0.476380312686752">
                <text:p>0.476380312686752</text:p>
              </table:table-cell>
              <table:table-cell office:value-type="float" office:value="0.516606925397">
                <text:p>0.5166069253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500">
                <text:p>19500</text:p>
              </table:table-cell>
              <table:table-cell office:value-type="float" office:value="0.453130450149401">
                <text:p>0.453130450149401</text:p>
              </table:table-cell>
              <table:table-cell office:value-type="float" office:value="0.4984619403176">
                <text:p>0.498461940317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0000">
                <text:p>20000</text:p>
              </table:table-cell>
              <table:table-cell office:value-type="float" office:value="0.390221960119521">
                <text:p>0.390221960119521</text:p>
              </table:table-cell>
              <table:table-cell office:value-type="float" office:value="0.56245115225408">
                <text:p>0.5624511522540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0500">
                <text:p>20500</text:p>
              </table:table-cell>
              <table:table-cell office:value-type="float" office:value="0.352382768095617">
                <text:p>0.352382768095617</text:p>
              </table:table-cell>
              <table:table-cell office:value-type="float" office:value="0.544320921803264">
                <text:p>0.54432092180326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1000">
                <text:p>21000</text:p>
              </table:table-cell>
              <table:table-cell office:value-type="float" office:value="0.322147614476494">
                <text:p>0.322147614476494</text:p>
              </table:table-cell>
              <table:table-cell office:value-type="float" office:value="0.532535737442611">
                <text:p>0.53253573744261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1500">
                <text:p>21500</text:p>
              </table:table-cell>
              <table:table-cell office:value-type="float" office:value="0.284802491581195">
                <text:p>0.284802491581195</text:p>
              </table:table-cell>
              <table:table-cell office:value-type="float" office:value="0.512348989954089">
                <text:p>0.5123489899540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000">
                <text:p>22000</text:p>
              </table:table-cell>
              <table:table-cell office:value-type="float" office:value="0.279701593264956">
                <text:p>0.279701593264956</text:p>
              </table:table-cell>
              <table:table-cell office:value-type="float" office:value="0.474574391963271">
                <text:p>0.4745743919632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500">
                <text:p>22500</text:p>
              </table:table-cell>
              <table:table-cell office:value-type="float" office:value="0.257697474611965">
                <text:p>0.257697474611965</text:p>
              </table:table-cell>
              <table:table-cell office:value-type="float" office:value="0.454549713570617">
                <text:p>0.454549713570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3000">
                <text:p>23000</text:p>
              </table:table-cell>
              <table:table-cell office:value-type="float" office:value="0.237943979689572">
                <text:p>0.237943979689572</text:p>
              </table:table-cell>
              <table:table-cell office:value-type="float" office:value="0.496485770856493">
                <text:p>0.4964857708564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500">
                <text:p>23500</text:p>
              </table:table-cell>
              <table:table-cell office:value-type="float" office:value="0.285588183751657">
                <text:p>0.285588183751657</text:p>
              </table:table-cell>
              <table:table-cell office:value-type="float" office:value="0.592006016685195">
                <text:p>0.5920060166851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000">
                <text:p>24000</text:p>
              </table:table-cell>
              <table:table-cell office:value-type="float" office:value="0.280057147001326">
                <text:p>0.280057147001326</text:p>
              </table:table-cell>
              <table:table-cell office:value-type="float" office:value="0.634203813348156">
                <text:p>0.63420381334815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500">
                <text:p>24500</text:p>
              </table:table-cell>
              <table:table-cell office:value-type="float" office:value="0.268966317601061">
                <text:p>0.268966317601061</text:p>
              </table:table-cell>
              <table:table-cell office:value-type="float" office:value="0.680981050678525">
                <text:p>0.6809810506785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000">
                <text:p>25000</text:p>
              </table:table-cell>
              <table:table-cell office:value-type="float" office:value="0.247349254080849">
                <text:p>0.247349254080849</text:p>
              </table:table-cell>
              <table:table-cell office:value-type="float" office:value="0.61806964054282">
                <text:p>0.618069640542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500">
                <text:p>25500</text:p>
              </table:table-cell>
              <table:table-cell office:value-type="float" office:value="0.220047603264679">
                <text:p>0.220047603264679</text:p>
              </table:table-cell>
              <table:table-cell office:value-type="float" office:value="0.573878912434256">
                <text:p>0.57387891243425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000">
                <text:p>26000</text:p>
              </table:table-cell>
              <table:table-cell office:value-type="float" office:value="0.213041482611743">
                <text:p>0.213041482611743</text:p>
              </table:table-cell>
              <table:table-cell office:value-type="float" office:value="0.579180329947405">
                <text:p>0.5791803299474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500">
                <text:p>26500</text:p>
              </table:table-cell>
              <table:table-cell office:value-type="float" office:value="0.189473946089395">
                <text:p>0.189473946089395</text:p>
              </table:table-cell>
              <table:table-cell office:value-type="float" office:value="0.534995063957924">
                <text:p>0.5349950639579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7000">
                <text:p>27000</text:p>
              </table:table-cell>
              <table:table-cell office:value-type="float" office:value="0.309758556871516">
                <text:p>0.309758556871516</text:p>
              </table:table-cell>
              <table:table-cell office:value-type="float" office:value="0.503905451166339">
                <text:p>0.50390545116633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500">
                <text:p>27500</text:p>
              </table:table-cell>
              <table:table-cell office:value-type="float" office:value="0.274450045497212">
                <text:p>0.274450045497212</text:p>
              </table:table-cell>
              <table:table-cell office:value-type="float" office:value="0.502135560933071">
                <text:p>0.5021355609330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8000">
                <text:p>28000</text:p>
              </table:table-cell>
              <table:table-cell office:value-type="float" office:value="0.30522443639777">
                <text:p>0.30522443639777</text:p>
              </table:table-cell>
              <table:table-cell office:value-type="float" office:value="0.504784448746457">
                <text:p>0.5047844487464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500">
                <text:p>28500</text:p>
              </table:table-cell>
              <table:table-cell office:value-type="float" office:value="0.315454349118216">
                <text:p>0.315454349118216</text:p>
              </table:table-cell>
              <table:table-cell office:value-type="float" office:value="0.482056958997165">
                <text:p>0.482056958997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000">
                <text:p>29000</text:p>
              </table:table-cell>
              <table:table-cell office:value-type="float" office:value="0.304383679294573">
                <text:p>0.304383679294573</text:p>
              </table:table-cell>
              <table:table-cell office:value-type="float" office:value="0.503416167197732">
                <text:p>0.5034161671977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9500">
                <text:p>29500</text:p>
              </table:table-cell>
              <table:table-cell office:value-type="float" office:value="0.259631983435658">
                <text:p>0.259631983435658</text:p>
              </table:table-cell>
              <table:table-cell office:value-type="float" office:value="0.505141533758186">
                <text:p>0.50514153375818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0000">
                <text:p>30000</text:p>
              </table:table-cell>
              <table:table-cell office:value-type="float" office:value="0.255508786748527">
                <text:p>0.255508786748527</text:p>
              </table:table-cell>
              <table:table-cell office:value-type="float" office:value="0.464591227006549">
                <text:p>0.4645912270065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0500">
                <text:p>30500</text:p>
              </table:table-cell>
              <table:table-cell office:value-type="float" office:value="0.283429029398821">
                <text:p>0.283429029398821</text:p>
              </table:table-cell>
              <table:table-cell office:value-type="float" office:value="0.438005781605239">
                <text:p>0.4380057816052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1000">
                <text:p>31000</text:p>
              </table:table-cell>
              <table:table-cell office:value-type="float" office:value="0.396158023519057">
                <text:p>0.396158023519057</text:p>
              </table:table-cell>
              <table:table-cell office:value-type="float" office:value="0.483868225284191">
                <text:p>0.48386822528419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500">
                <text:p>31500</text:p>
              </table:table-cell>
              <table:table-cell office:value-type="float" office:value="0.428476018815246">
                <text:p>0.428476018815246</text:p>
              </table:table-cell>
              <table:table-cell office:value-type="float" office:value="0.450262980227353">
                <text:p>0.4502629802273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2000">
                <text:p>32000</text:p>
              </table:table-cell>
              <table:table-cell office:value-type="float" office:value="0.420160415052196">
                <text:p>0.420160415052196</text:p>
              </table:table-cell>
              <table:table-cell office:value-type="float" office:value="0.470981184181882">
                <text:p>0.47098118418188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2500">
                <text:p>32500</text:p>
              </table:table-cell>
              <table:table-cell office:value-type="float" office:value="0.393190932041757">
                <text:p>0.393190932041757</text:p>
              </table:table-cell>
              <table:table-cell office:value-type="float" office:value="0.467068747345506">
                <text:p>0.46706874734550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000">
                <text:p>33000</text:p>
              </table:table-cell>
              <table:table-cell office:value-type="float" office:value="0.376243745633406">
                <text:p>0.376243745633406</text:p>
              </table:table-cell>
              <table:table-cell office:value-type="float" office:value="0.484239197876405">
                <text:p>0.4842391978764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500">
                <text:p>33500</text:p>
              </table:table-cell>
              <table:table-cell office:value-type="float" office:value="0.362077996506725">
                <text:p>0.362077996506725</text:p>
              </table:table-cell>
              <table:table-cell office:value-type="float" office:value="0.452961158301124">
                <text:p>0.4529611583011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4000">
                <text:p>34000</text:p>
              </table:table-cell>
              <table:table-cell office:value-type="float" office:value="0.34802899720538">
                <text:p>0.34802899720538</text:p>
              </table:table-cell>
              <table:table-cell office:value-type="float" office:value="0.466767326640899">
                <text:p>0.4667673266408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500">
                <text:p>34500</text:p>
              </table:table-cell>
              <table:table-cell office:value-type="float" office:value="0.315126797764304">
                <text:p>0.315126797764304</text:p>
              </table:table-cell>
              <table:table-cell office:value-type="float" office:value="0.469778061312719">
                <text:p>0.4697780613127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5000">
                <text:p>35000</text:p>
              </table:table-cell>
              <table:table-cell office:value-type="float" office:value="0.433582038211443">
                <text:p>0.433582038211443</text:p>
              </table:table-cell>
              <table:table-cell office:value-type="float" office:value="0.441585849050175">
                <text:p>0.4415858490501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5500">
                <text:p>35500</text:p>
              </table:table-cell>
              <table:table-cell office:value-type="float" office:value="0.432954630569154">
                <text:p>0.432954630569154</text:p>
              </table:table-cell>
              <table:table-cell office:value-type="float" office:value="0.46630927924014">
                <text:p>0.4663092792401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6000">
                <text:p>36000</text:p>
              </table:table-cell>
              <table:table-cell office:value-type="float" office:value="0.395171304455324">
                <text:p>0.395171304455324</text:p>
              </table:table-cell>
              <table:table-cell office:value-type="float" office:value="0.495850823392112">
                <text:p>0.4958508233921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6500">
                <text:p>36500</text:p>
              </table:table-cell>
              <table:table-cell office:value-type="float" office:value="0.344020443564259">
                <text:p>0.344020443564259</text:p>
              </table:table-cell>
              <table:table-cell office:value-type="float" office:value="0.53905845871369">
                <text:p>0.5390584587136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7000">
                <text:p>37000</text:p>
              </table:table-cell>
              <table:table-cell office:value-type="float" office:value="0.292949114851407">
                <text:p>0.292949114851407</text:p>
              </table:table-cell>
              <table:table-cell office:value-type="float" office:value="0.502081366970952">
                <text:p>0.50208136697095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7500">
                <text:p>37500</text:p>
              </table:table-cell>
              <table:table-cell office:value-type="float" office:value="0.264025491881126">
                <text:p>0.264025491881126</text:p>
              </table:table-cell>
              <table:table-cell office:value-type="float" office:value="0.499455493576761">
                <text:p>0.4994554935767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8000">
                <text:p>38000</text:p>
              </table:table-cell>
              <table:table-cell office:value-type="float" office:value="0.227295233504901">
                <text:p>0.227295233504901</text:p>
              </table:table-cell>
              <table:table-cell office:value-type="float" office:value="0.498335594861409">
                <text:p>0.4983355948614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8500">
                <text:p>38500</text:p>
              </table:table-cell>
              <table:table-cell office:value-type="float" office:value="0.27755178680392">
                <text:p>0.27755178680392</text:p>
              </table:table-cell>
              <table:table-cell office:value-type="float" office:value="0.506550875889127">
                <text:p>0.5065508758891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9000">
                <text:p>39000</text:p>
              </table:table-cell>
              <table:table-cell office:value-type="float" office:value="0.247147829443136">
                <text:p>0.247147829443136</text:p>
              </table:table-cell>
              <table:table-cell office:value-type="float" office:value="0.573436900711302">
                <text:p>0.57343690071130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9500">
                <text:p>39500</text:p>
              </table:table-cell>
              <table:table-cell office:value-type="float" office:value="0.258363863554509">
                <text:p>0.258363863554509</text:p>
              </table:table-cell>
              <table:table-cell office:value-type="float" office:value="0.532019720569041">
                <text:p>0.53201972056904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000">
                <text:p>40000</text:p>
              </table:table-cell>
              <table:table-cell office:value-type="float" office:value="0.246973490843607">
                <text:p>0.246973490843607</text:p>
              </table:table-cell>
              <table:table-cell office:value-type="float" office:value="0.757261776455233">
                <text:p>0.75726177645523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0500">
                <text:p>40500</text:p>
              </table:table-cell>
              <table:table-cell office:value-type="float" office:value="0.255971392674886">
                <text:p>0.255971392674886</text:p>
              </table:table-cell>
              <table:table-cell office:value-type="float" office:value="0.745608821164186">
                <text:p>0.74560882116418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1000">
                <text:p>41000</text:p>
              </table:table-cell>
              <table:table-cell office:value-type="float" office:value="0.221269914139909">
                <text:p>0.221269914139909</text:p>
              </table:table-cell>
              <table:table-cell office:value-type="float" office:value="0.681136856931349">
                <text:p>0.6811368569313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1500">
                <text:p>41500</text:p>
              </table:table-cell>
              <table:table-cell office:value-type="float" office:value="0.222441531311927">
                <text:p>0.222441531311927</text:p>
              </table:table-cell>
              <table:table-cell office:value-type="float" office:value="0.640128885545079">
                <text:p>0.64012888554507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2000">
                <text:p>42000</text:p>
              </table:table-cell>
              <table:table-cell office:value-type="float" office:value="0.212683625049541">
                <text:p>0.212683625049541</text:p>
              </table:table-cell>
              <table:table-cell office:value-type="float" office:value="0.627561308436063">
                <text:p>0.62756130843606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2500">
                <text:p>42500</text:p>
              </table:table-cell>
              <table:table-cell office:value-type="float" office:value="0.266897300039633">
                <text:p>0.266897300039633</text:p>
              </table:table-cell>
              <table:table-cell office:value-type="float" office:value="0.623156046748851">
                <text:p>0.62315604674885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000">
                <text:p>43000</text:p>
              </table:table-cell>
              <table:table-cell office:value-type="float" office:value="0.279566040031706">
                <text:p>0.279566040031706</text:p>
              </table:table-cell>
              <table:table-cell office:value-type="float" office:value="0.613760437399081">
                <text:p>0.61376043739908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500">
                <text:p>43500</text:p>
              </table:table-cell>
              <table:table-cell office:value-type="float" office:value="0.312740432025365">
                <text:p>0.312740432025365</text:p>
              </table:table-cell>
              <table:table-cell office:value-type="float" office:value="0.573915149919265">
                <text:p>0.5739151499192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4000">
                <text:p>44000</text:p>
              </table:table-cell>
              <table:table-cell office:value-type="float" office:value="0.268395285620292">
                <text:p>0.268395285620292</text:p>
              </table:table-cell>
              <table:table-cell office:value-type="float" office:value="0.559508919935412">
                <text:p>0.5595089199354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4500">
                <text:p>44500</text:p>
              </table:table-cell>
              <table:table-cell office:value-type="float" office:value="0.277923228496234">
                <text:p>0.277923228496234</text:p>
              </table:table-cell>
              <table:table-cell office:value-type="float" office:value="0.520109335948329">
                <text:p>0.52010933594832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000">
                <text:p>45000</text:p>
              </table:table-cell>
              <table:table-cell office:value-type="float" office:value="0.254329982796987">
                <text:p>0.254329982796987</text:p>
              </table:table-cell>
              <table:table-cell office:value-type="float" office:value="0.496608268758664">
                <text:p>0.4966082687586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00">
                <text:p>45500</text:p>
              </table:table-cell>
              <table:table-cell office:value-type="float" office:value="0.23159918623759">
                <text:p>0.23159918623759</text:p>
              </table:table-cell>
              <table:table-cell office:value-type="float" office:value="0.507620215006931">
                <text:p>0.5076202150069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6000">
                <text:p>46000</text:p>
              </table:table-cell>
              <table:table-cell office:value-type="float" office:value="0.236121148990072">
                <text:p>0.236121148990072</text:p>
              </table:table-cell>
              <table:table-cell office:value-type="float" office:value="0.528866572005545">
                <text:p>0.5288665720055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6500">
                <text:p>46500</text:p>
              </table:table-cell>
              <table:table-cell office:value-type="float" office:value="0.225903319192057">
                <text:p>0.225903319192057</text:p>
              </table:table-cell>
              <table:table-cell office:value-type="float" office:value="0.501478857604436">
                <text:p>0.50147885760443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7000">
                <text:p>47000</text:p>
              </table:table-cell>
              <table:table-cell office:value-type="float" office:value="0.196544195353646">
                <text:p>0.196544195353646</text:p>
              </table:table-cell>
              <table:table-cell office:value-type="float" office:value="0.464982086083549">
                <text:p>0.4649820860835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7500">
                <text:p>47500</text:p>
              </table:table-cell>
              <table:table-cell office:value-type="float" office:value="0.548429356282917">
                <text:p>0.548429356282917</text:p>
              </table:table-cell>
              <table:table-cell office:value-type="float" office:value="0.475128468866839">
                <text:p>0.47512846886683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8000">
                <text:p>48000</text:p>
              </table:table-cell>
              <table:table-cell office:value-type="float" office:value="0.455792105026333">
                <text:p>0.455792105026333</text:p>
              </table:table-cell>
              <table:table-cell office:value-type="float" office:value="0.455766975093471">
                <text:p>0.4557669750934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500">
                <text:p>48500</text:p>
              </table:table-cell>
              <table:table-cell office:value-type="float" office:value="0.476633684021067">
                <text:p>0.476633684021067</text:p>
              </table:table-cell>
              <table:table-cell office:value-type="float" office:value="0.450474180074777">
                <text:p>0.4504741800747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9000">
                <text:p>49000</text:p>
              </table:table-cell>
              <table:table-cell office:value-type="float" office:value="0.416099147216853">
                <text:p>0.416099147216853</text:p>
              </table:table-cell>
              <table:table-cell office:value-type="float" office:value="0.446629144059822">
                <text:p>0.4466291440598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9500">
                <text:p>49500</text:p>
              </table:table-cell>
              <table:table-cell office:value-type="float" office:value="0.369793917773483">
                <text:p>0.369793917773483</text:p>
              </table:table-cell>
              <table:table-cell office:value-type="float" office:value="0.502033715247857">
                <text:p>0.5020337152478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